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4.202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2.785cm"/>
    </style:style>
    <style:style style:name="co13" style:family="table-column">
      <style:table-column-properties fo:break-before="auto" style:column-width="2.623cm"/>
    </style:style>
    <style:style style:name="co14" style:family="table-column">
      <style:table-column-properties fo:break-before="auto" style:column-width="1.914cm"/>
    </style:style>
    <style:style style:name="co15" style:family="table-column">
      <style:table-column-properties fo:break-before="auto" style:column-width="2.459cm"/>
    </style:style>
    <style:style style:name="co16" style:family="table-column">
      <style:table-column-properties fo:break-before="auto" style:column-width="2.921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87cm"/>
    </style:style>
    <style:style style:name="co19" style:family="table-column">
      <style:table-column-properties fo:break-before="auto" style:column-width="3.194cm"/>
    </style:style>
    <style:style style:name="co20" style:family="table-column">
      <style:table-column-properties fo:break-before="auto" style:column-width="2.568cm"/>
    </style:style>
    <style:style style:name="co21" style:family="table-column">
      <style:table-column-properties fo:break-before="auto" style:column-width="2.35cm"/>
    </style:style>
    <style:style style:name="co22" style:family="table-column">
      <style:table-column-properties fo:break-before="auto" style:column-width="2.104cm"/>
    </style:style>
    <style:style style:name="co23" style:family="table-column">
      <style:table-column-properties fo:break-before="auto" style:column-width="3.685cm"/>
    </style:style>
    <style:style style:name="co24" style:family="table-column">
      <style:table-column-properties fo:break-before="auto" style:column-width="2.187cm"/>
    </style:style>
    <style:style style:name="co25" style:family="table-column">
      <style:table-column-properties fo:break-before="auto" style:column-width="3.902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nowFlakeUSGProfilerData_data_category_mainThread_fram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"/>
        <table:table-column table:style-name="co26" table:number-columns-repeated="4" table:default-cell-style-name="Default"/>
        <table:table-row table:style-name="ro1">
          <table:table-cell office:value-type="string" calcext:value-type="string">
            <text:p>frameIdx</text:p>
          </table:table-cell>
          <table:table-cell office:value-type="string" calcext:value-type="string">
            <text:p>Render(msec)</text:p>
          </table:table-cell>
          <table:table-cell office:value-type="string" calcext:value-type="string">
            <text:p>Scripts(msec)</text:p>
          </table:table-cell>
          <table:table-cell office:value-type="string" calcext:value-type="string">
            <text:p>Managed Jobs(msec)</text:p>
          </table:table-cell>
          <table:table-cell office:value-type="string" calcext:value-type="string">
            <text:p>Burst Jobs(msec)</text:p>
          </table:table-cell>
          <table:table-cell office:value-type="string" calcext:value-type="string">
            <text:p>GUI(msec)</text:p>
          </table:table-cell>
          <table:table-cell office:value-type="string" calcext:value-type="string">
            <text:p>Physics(msec)</text:p>
          </table:table-cell>
          <table:table-cell office:value-type="string" calcext:value-type="string">
            <text:p>Animation(msec)</text:p>
          </table:table-cell>
          <table:table-cell office:value-type="string" calcext:value-type="string">
            <text:p>AI(msec)</text:p>
          </table:table-cell>
          <table:table-cell office:value-type="string" calcext:value-type="string">
            <text:p>Audio(msec)</text:p>
          </table:table-cell>
          <table:table-cell office:value-type="string" calcext:value-type="string">
            <text:p>Audio Job(msec)</text:p>
          </table:table-cell>
          <table:table-cell office:value-type="string" calcext:value-type="string">
            <text:p>Audio Update Job(msec)</text:p>
          </table:table-cell>
          <table:table-cell office:value-type="string" calcext:value-type="string">
            <text:p>Video(msec)</text:p>
          </table:table-cell>
          <table:table-cell office:value-type="string" calcext:value-type="string">
            <text:p>Particles(msec)</text:p>
          </table:table-cell>
          <table:table-cell office:value-type="string" calcext:value-type="string">
            <text:p>Gi(msec)</text:p>
          </table:table-cell>
          <table:table-cell office:value-type="string" calcext:value-type="string">
            <text:p>Network(msec)</text:p>
          </table:table-cell>
          <table:table-cell office:value-type="string" calcext:value-type="string">
            <text:p>Loading(msec)</text:p>
          </table:table-cell>
          <table:table-cell office:value-type="string" calcext:value-type="string">
            <text:p>Other(msec)</text:p>
          </table:table-cell>
          <table:table-cell office:value-type="string" calcext:value-type="string">
            <text:p>GC(msec)</text:p>
          </table:table-cell>
          <table:table-cell office:value-type="string" calcext:value-type="string">
            <text:p>VSync(msec)</text:p>
          </table:table-cell>
          <table:table-cell office:value-type="string" calcext:value-type="string">
            <text:p>Overhead(msec)</text:p>
          </table:table-cell>
          <table:table-cell office:value-type="string" calcext:value-type="string">
            <text:p>PlayerLoop(msec)</text:p>
          </table:table-cell>
          <table:table-cell office:value-type="string" calcext:value-type="string">
            <text:p>Director(msec)</text:p>
          </table:table-cell>
          <table:table-cell office:value-type="string" calcext:value-type="string">
            <text:p>VR(msec)</text:p>
          </table:table-cell>
          <table:table-cell office:value-type="string" calcext:value-type="string">
            <text:p>NativeMem(msec)</text:p>
          </table:table-cell>
          <table:table-cell office:value-type="string" calcext:value-type="string">
            <text:p>Internal(msec)</text:p>
          </table:table-cell>
          <table:table-cell office:value-type="string" calcext:value-type="string">
            <text:p>FileIO(msec)</text:p>
          </table:table-cell>
          <table:table-cell office:value-type="string" calcext:value-type="string">
            <text:p>UI Layout(msec)</text:p>
          </table:table-cell>
          <table:table-cell office:value-type="string" calcext:value-type="string">
            <text:p>UI Render(msec)</text:p>
          </table:table-cell>
          <table:table-cell office:value-type="string" calcext:value-type="string">
            <text:p>VFX(msec)</text:p>
          </table:table-cell>
          <table:table-cell office:value-type="string" calcext:value-type="string">
            <text:p>Build Interface(msec)</text:p>
          </table:table-cell>
          <table:table-cell office:value-type="string" calcext:value-type="string">
            <text:p>Input(msec)</text:p>
          </table:table-cell>
          <table:table-cell office:value-type="string" calcext:value-type="string">
            <text:p>Virtual Texturing(msec)</text:p>
          </table:table-cell>
          <table:table-cell office:value-type="string" calcext:value-type="string">
            <text:p>Total(msec)</text:p>
          </table:table-cell>
          <table:table-cell office:value-type="string" calcext:value-type="string">
            <text:p>Variance(msec)</text:p>
          </table:table-cell>
          <table:table-cell office:value-type="string" calcext:value-type="string">
            <text:p>Standard Deviation(msec)</text:p>
          </table:table-cell>
          <table:table-cell office:value-type="string" calcext:value-type="string">
            <text:p>Standard Error(msec)</text:p>
          </table:table-cell>
          <table:table-cell office:value-type="string" calcext:value-type="string">
            <text:p>Mean(msec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36001" calcext:value-type="float">
            <text:p>0.1036001</text:p>
          </table:table-cell>
          <table:table-cell office:value-type="float" office:value="0.2114001" calcext:value-type="float">
            <text:p>0.211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400001" calcext:value-type="float">
            <text:p>0.009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1284999" calcext:value-type="float">
            <text:p>0.1284999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1" calcext:value-type="float">
            <text:p>0.0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AG2])" office:value-type="float" office:value="0.500900101" calcext:value-type="float">
            <text:p>0.500900101</text:p>
          </table:table-cell>
          <table:table-cell table:formula="of:=COM.MICROSOFT.VAR.P([.AH2:.AH301])" office:value-type="float" office:value="0.03218451237967" calcext:value-type="float">
            <text:p>0.03218451237967</text:p>
          </table:table-cell>
          <table:table-cell table:formula="of:=COM.MICROSOFT.STDEV.P([.AH2:.AH301])" office:value-type="float" office:value="0.179400424692" calcext:value-type="float">
            <text:p>0.179400424692</text:p>
          </table:table-cell>
          <table:table-cell table:formula="of:=([.AJ2])/(SQRT(COUNT([.AH2:.AH301])))" office:value-type="float" office:value="0.0103576883488659" calcext:value-type="float">
            <text:p>0.010357688348866</text:p>
          </table:table-cell>
          <table:table-cell table:formula="of:=AVERAGE([.AH2:.AH301])" office:value-type="float" office:value="0.577237141148333" calcext:value-type="float">
            <text:p>0.577237141148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44001" calcext:value-type="float">
            <text:p>0.1044001</text:p>
          </table:table-cell>
          <table:table-cell office:value-type="float" office:value="0.3075998" calcext:value-type="float">
            <text:p>0.307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100001" calcext:value-type="float">
            <text:p>0.0071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3" calcext:value-type="float">
            <text:p>0.0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7120011" calcext:value-type="float">
            <text:p>0.07120011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70003" calcext:value-type="float">
            <text:p>0.0377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:.AG3])" office:value-type="float" office:value="0.558000041" calcext:value-type="float">
            <text:p>0.55800004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390006" calcext:value-type="float">
            <text:p>0.08390006</text:p>
          </table:table-cell>
          <table:table-cell office:value-type="float" office:value="0.2098001" calcext:value-type="float">
            <text:p>0.209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2" calcext:value-type="float">
            <text:p>0.0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2109003" calcext:value-type="float">
            <text:p>0.2109003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40004" calcext:value-type="float">
            <text:p>0.0264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:.AG4])" office:value-type="float" office:value="0.5557005" calcext:value-type="float">
            <text:p>0.555700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690008" calcext:value-type="float">
            <text:p>0.09690008</text:p>
          </table:table-cell>
          <table:table-cell office:value-type="float" office:value="0.2339001" calcext:value-type="float">
            <text:p>0.233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00001" calcext:value-type="float">
            <text:p>0.009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6570007" calcext:value-type="float">
            <text:p>0.0657000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30002" calcext:value-type="float">
            <text:p>0.043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AG5])" office:value-type="float" office:value="0.467700271" calcext:value-type="float">
            <text:p>0.46770027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31001" calcext:value-type="float">
            <text:p>0.0931001</text:p>
          </table:table-cell>
          <table:table-cell office:value-type="float" office:value="0.2300001" calcext:value-type="float">
            <text:p>0.2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700001" calcext:value-type="float">
            <text:p>0.008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951001" calcext:value-type="float">
            <text:p>0.195100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5" calcext:value-type="float">
            <text:p>0.0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:.AG6])" office:value-type="float" office:value="0.582500301" calcext:value-type="float">
            <text:p>0.5825003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12001" calcext:value-type="float">
            <text:p>0.1012001</text:p>
          </table:table-cell>
          <table:table-cell office:value-type="float" office:value="0.2362" calcext:value-type="float">
            <text:p>0.2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2" calcext:value-type="float">
            <text:p>0.0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600001" calcext:value-type="float">
            <text:p>0.005600001</text:p>
          </table:table-cell>
          <table:table-cell office:value-type="float" office:value="0.07570013" calcext:value-type="float">
            <text:p>0.07570013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5" calcext:value-type="float">
            <text:p>0.0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:.AG7])" office:value-type="float" office:value="0.475500231" calcext:value-type="float">
            <text:p>0.47550023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900007" calcext:value-type="float">
            <text:p>0.09900007</text:p>
          </table:table-cell>
          <table:table-cell office:value-type="float" office:value="0.2294" calcext:value-type="float">
            <text:p>0.2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9" calcext:value-type="float">
            <text:p>0.0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8257006" calcext:value-type="float">
            <text:p>0.8257006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19998" calcext:value-type="float">
            <text:p>0.059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:.AG8])" office:value-type="float" office:value="1.24560065" calcext:value-type="float">
            <text:p>1.2456006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3204998" calcext:value-type="float">
            <text:p>0.320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2" calcext:value-type="float">
            <text:p>0.0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6200001" calcext:value-type="float">
            <text:p>0.006200001</text:p>
          </table:table-cell>
          <table:table-cell office:value-type="float" office:value="0.0882001" calcext:value-type="float">
            <text:p>0.0882001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29998" calcext:value-type="float">
            <text:p>0.039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:.AG9])" office:value-type="float" office:value="0.612099881" calcext:value-type="float">
            <text:p>0.61209988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041002" calcext:value-type="float">
            <text:p>0.1041002</text:p>
          </table:table-cell>
          <table:table-cell office:value-type="float" office:value="0.2730999" calcext:value-type="float">
            <text:p>0.273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7" calcext:value-type="float">
            <text:p>0.0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1.0733" calcext:value-type="float">
            <text:p>1.0733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10003" calcext:value-type="float">
            <text:p>0.0181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:.AG10])" office:value-type="float" office:value="1.51660013" calcext:value-type="float">
            <text:p>1.5166001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169001" calcext:value-type="float">
            <text:p>0.1169001</text:p>
          </table:table-cell>
          <table:table-cell office:value-type="float" office:value="0.2573999" calcext:value-type="float">
            <text:p>0.257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600001" calcext:value-type="float">
            <text:p>0.007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9" calcext:value-type="float">
            <text:p>0.01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9229999" calcext:value-type="float">
            <text:p>0.09229999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69999" calcext:value-type="float">
            <text:p>0.043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AG11])" office:value-type="float" office:value="0.552799981" calcext:value-type="float">
            <text:p>0.55279998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200006" calcext:value-type="float">
            <text:p>0.09200006</text:p>
          </table:table-cell>
          <table:table-cell office:value-type="float" office:value="0.2370001" calcext:value-type="float">
            <text:p>0.23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7" calcext:value-type="float">
            <text:p>0.0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5359002" calcext:value-type="float">
            <text:p>0.535900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90001" calcext:value-type="float">
            <text:p>0.052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:.AG12])" office:value-type="float" office:value="0.94820037" calcext:value-type="float">
            <text:p>0.9482003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780007" calcext:value-type="float">
            <text:p>0.07780007</text:p>
          </table:table-cell>
          <table:table-cell office:value-type="float" office:value="0.2117001" calcext:value-type="float">
            <text:p>0.211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00002" calcext:value-type="float">
            <text:p>0.0091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5469989" calcext:value-type="float">
            <text:p>0.0546998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1" calcext:value-type="float">
            <text:p>0.0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:.AG13])" office:value-type="float" office:value="0.453500062" calcext:value-type="float">
            <text:p>0.45350006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570006" calcext:value-type="float">
            <text:p>0.08570006</text:p>
          </table:table-cell>
          <table:table-cell office:value-type="float" office:value="0.2026" calcext:value-type="float">
            <text:p>0.2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3" calcext:value-type="float">
            <text:p>0.0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1735001" calcext:value-type="float">
            <text:p>0.173500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8" calcext:value-type="float">
            <text:p>0.0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:.AG14])" office:value-type="float" office:value="0.52910016" calcext:value-type="float">
            <text:p>0.5291001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9010007" calcext:value-type="float">
            <text:p>0.09010007</text:p>
          </table:table-cell>
          <table:table-cell office:value-type="float" office:value="0.1878" calcext:value-type="float">
            <text:p>0.1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" calcext:value-type="float">
            <text:p>0.0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800001" calcext:value-type="float">
            <text:p>0.003800001</text:p>
          </table:table-cell>
          <table:table-cell office:value-type="float" office:value="0.05940003" calcext:value-type="float">
            <text:p>0.05940003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50002" calcext:value-type="float">
            <text:p>0.040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:.AG15])" office:value-type="float" office:value="0.401200121" calcext:value-type="float">
            <text:p>0.40120012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880007" calcext:value-type="float">
            <text:p>0.07880007</text:p>
          </table:table-cell>
          <table:table-cell office:value-type="float" office:value="0.2044001" calcext:value-type="float">
            <text:p>0.204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000001" calcext:value-type="float">
            <text:p>0.009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1572997" calcext:value-type="float">
            <text:p>0.1572997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70001" calcext:value-type="float">
            <text:p>0.034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:.AG16])" office:value-type="float" office:value="0.498199881" calcext:value-type="float">
            <text:p>0.49819988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920011" calcext:value-type="float">
            <text:p>0.09920011</text:p>
          </table:table-cell>
          <table:table-cell office:value-type="float" office:value="0.1983001" calcext:value-type="float">
            <text:p>0.198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1595001" calcext:value-type="float">
            <text:p>0.1595001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00001" calcext:value-type="float">
            <text:p>0.007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6950008" calcext:value-type="float">
            <text:p>0.06950008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79996" calcext:value-type="float">
            <text:p>0.0457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:.AG17])" office:value-type="float" office:value="0.594600351" calcext:value-type="float">
            <text:p>0.59460035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020006" calcext:value-type="float">
            <text:p>0.09020006</text:p>
          </table:table-cell>
          <table:table-cell office:value-type="float" office:value="0.2495001" calcext:value-type="float">
            <text:p>0.249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5" calcext:value-type="float">
            <text:p>0.0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:.AG18])" office:value-type="float" office:value="0.52990016" calcext:value-type="float">
            <text:p>0.529900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7120004" calcext:value-type="float">
            <text:p>0.07120004</text:p>
          </table:table-cell>
          <table:table-cell office:value-type="float" office:value="0.2124001" calcext:value-type="float">
            <text:p>0.212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00001" calcext:value-type="float">
            <text:p>0.007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000001" calcext:value-type="float">
            <text:p>0.004000001</text:p>
          </table:table-cell>
          <table:table-cell office:value-type="float" office:value="0.05209993" calcext:value-type="float">
            <text:p>0.0520999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90003" calcext:value-type="float">
            <text:p>0.0669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:.AG19])" office:value-type="float" office:value="0.4227001021" calcext:value-type="float">
            <text:p>0.422700102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8760006" calcext:value-type="float">
            <text:p>0.08760006</text:p>
          </table:table-cell>
          <table:table-cell office:value-type="float" office:value="0.2322" calcext:value-type="float">
            <text:p>0.2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00001" calcext:value-type="float">
            <text:p>0.009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2053002" calcext:value-type="float">
            <text:p>0.205300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50001" calcext:value-type="float">
            <text:p>0.074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:.AG20])" office:value-type="float" office:value="0.622600271" calcext:value-type="float">
            <text:p>0.62260027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8020004" calcext:value-type="float">
            <text:p>0.08020004</text:p>
          </table:table-cell>
          <table:table-cell office:value-type="float" office:value="0.2285" calcext:value-type="float">
            <text:p>0.2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4" calcext:value-type="float">
            <text:p>0.0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office:value-type="float" office:value="0.3376001" calcext:value-type="float">
            <text:p>0.3376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9" calcext:value-type="float">
            <text:p>0.0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:.AG21])" office:value-type="float" office:value="0.711000141" calcext:value-type="float">
            <text:p>0.71100014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290006" calcext:value-type="float">
            <text:p>0.08290006</text:p>
          </table:table-cell>
          <table:table-cell office:value-type="float" office:value="0.2312" calcext:value-type="float">
            <text:p>0.2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7400022" calcext:value-type="float">
            <text:p>0.07400022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19998" calcext:value-type="float">
            <text:p>0.035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:.AG22])" office:value-type="float" office:value="0.4479002601" calcext:value-type="float">
            <text:p>0.447900260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079001" calcext:value-type="float">
            <text:p>0.1079001</text:p>
          </table:table-cell>
          <table:table-cell office:value-type="float" office:value="0.1991" calcext:value-type="float">
            <text:p>0.1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2" calcext:value-type="float">
            <text:p>0.0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000001" calcext:value-type="float">
            <text:p>0.004000001</text:p>
          </table:table-cell>
          <table:table-cell office:value-type="float" office:value="0.1452998" calcext:value-type="float">
            <text:p>0.145299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0001" calcext:value-type="float">
            <text:p>0.032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:.AG23])" office:value-type="float" office:value="0.507599911" calcext:value-type="float">
            <text:p>0.50759991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7770007" calcext:value-type="float">
            <text:p>0.07770007</text:p>
          </table:table-cell>
          <table:table-cell office:value-type="float" office:value="0.207" calcext:value-type="float">
            <text:p>0.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3" calcext:value-type="float">
            <text:p>0.0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00001" calcext:value-type="float">
            <text:p>0.007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593998" calcext:value-type="float">
            <text:p>0.059399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1" calcext:value-type="float">
            <text:p>0.0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:.AG24])" office:value-type="float" office:value="0.3978998712" calcext:value-type="float">
            <text:p>0.397899871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7710009" calcext:value-type="float">
            <text:p>0.07710009</text:p>
          </table:table-cell>
          <table:table-cell office:value-type="float" office:value="0.205" calcext:value-type="float">
            <text:p>0.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1565998" calcext:value-type="float">
            <text:p>0.156599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69999" calcext:value-type="float">
            <text:p>0.032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:.AG25])" office:value-type="float" office:value="0.49339988" calcext:value-type="float">
            <text:p>0.4933998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8080006" calcext:value-type="float">
            <text:p>0.08080006</text:p>
          </table:table-cell>
          <table:table-cell office:value-type="float" office:value="0.2086" calcext:value-type="float">
            <text:p>0.2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00001" calcext:value-type="float">
            <text:p>0.007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554999" calcext:value-type="float">
            <text:p>0.055499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00003" calcext:value-type="float">
            <text:p>0.037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:.AG26])" office:value-type="float" office:value="0.405699991" calcext:value-type="float">
            <text:p>0.40569999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590008" calcext:value-type="float">
            <text:p>0.08590008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700001" calcext:value-type="float">
            <text:p>0.008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1485999" calcext:value-type="float">
            <text:p>0.148599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90002" calcext:value-type="float">
            <text:p>0.040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:.AG27])" office:value-type="float" office:value="0.504700001" calcext:value-type="float">
            <text:p>0.50470000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090007" calcext:value-type="float">
            <text:p>0.08090007</text:p>
          </table:table-cell>
          <table:table-cell office:value-type="float" office:value="0.2002001" calcext:value-type="float">
            <text:p>0.200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604999" calcext:value-type="float">
            <text:p>0.0604999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70002" calcext:value-type="float">
            <text:p>0.035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:.AG28])" office:value-type="float" office:value="0.39820009" calcext:value-type="float">
            <text:p>0.3982000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7850007" calcext:value-type="float">
            <text:p>0.07850007</text:p>
          </table:table-cell>
          <table:table-cell office:value-type="float" office:value="0.2189001" calcext:value-type="float">
            <text:p>0.218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300002" calcext:value-type="float">
            <text:p>0.009300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5" calcext:value-type="float">
            <text:p>0.0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:.AG29])" office:value-type="float" office:value="0.501500172" calcext:value-type="float">
            <text:p>0.50150017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8820008" calcext:value-type="float">
            <text:p>0.08820008</text:p>
          </table:table-cell>
          <table:table-cell office:value-type="float" office:value="0.1884001" calcext:value-type="float">
            <text:p>0.188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00001" calcext:value-type="float">
            <text:p>0.007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6459995" calcext:value-type="float">
            <text:p>0.06459995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40002" calcext:value-type="float">
            <text:p>0.077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:.AG30])" office:value-type="float" office:value="0.439200151" calcext:value-type="float">
            <text:p>0.43920015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800006" calcext:value-type="float">
            <text:p>0.07800006</text:p>
          </table:table-cell>
          <table:table-cell office:value-type="float" office:value="0.2082001" calcext:value-type="float">
            <text:p>0.208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600001" calcext:value-type="float">
            <text:p>0.008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40001" calcext:value-type="float">
            <text:p>0.045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1:.AG31])" office:value-type="float" office:value="0.481500171" calcext:value-type="float">
            <text:p>0.48150017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9450007" calcext:value-type="float">
            <text:p>0.09450007</text:p>
          </table:table-cell>
          <table:table-cell office:value-type="float" office:value="0.2108" calcext:value-type="float">
            <text:p>0.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400001" calcext:value-type="float">
            <text:p>0.009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5829993" calcext:value-type="float">
            <text:p>0.05829993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80001" calcext:value-type="float">
            <text:p>0.043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2:.AG32])" office:value-type="float" office:value="0.429600011" calcext:value-type="float">
            <text:p>0.42960001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8600008" calcext:value-type="float">
            <text:p>0.08600008</text:p>
          </table:table-cell>
          <table:table-cell office:value-type="float" office:value="0.2063" calcext:value-type="float">
            <text:p>0.2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4" calcext:value-type="float">
            <text:p>0.0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30001" calcext:value-type="float">
            <text:p>0.046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3:.AG33])" office:value-type="float" office:value="0.64300009" calcext:value-type="float">
            <text:p>0.6430000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900003" calcext:value-type="float">
            <text:p>0.09900003</text:p>
          </table:table-cell>
          <table:table-cell office:value-type="float" office:value="0.2333001" calcext:value-type="float">
            <text:p>0.233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7" calcext:value-type="float">
            <text:p>0.0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6989998" calcext:value-type="float">
            <text:p>0.06989998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2" calcext:value-type="float">
            <text:p>0.0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4:.AG34])" office:value-type="float" office:value="0.4771001101" calcext:value-type="float">
            <text:p>0.477100110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595002" calcext:value-type="float">
            <text:p>0.1595002</text:p>
          </table:table-cell>
          <table:table-cell office:value-type="float" office:value="0.2933999" calcext:value-type="float">
            <text:p>0.293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9" calcext:value-type="float">
            <text:p>0.0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6759002" calcext:value-type="float">
            <text:p>0.6759002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20001" calcext:value-type="float">
            <text:p>0.058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5:.AG35])" office:value-type="float" office:value="1.24010031" calcext:value-type="float">
            <text:p>1.2401003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702002" calcext:value-type="float">
            <text:p>0.1702002</text:p>
          </table:table-cell>
          <table:table-cell office:value-type="float" office:value="0.3632998" calcext:value-type="float">
            <text:p>0.363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284" calcext:value-type="float">
            <text:p>0.0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700001" calcext:value-type="float">
            <text:p>0.005700001</text:p>
          </table:table-cell>
          <table:table-cell office:value-type="float" office:value="0.1062999" calcext:value-type="float">
            <text:p>0.106299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70005" calcext:value-type="float">
            <text:p>0.0387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6:.AG36])" office:value-type="float" office:value="0.739399951" calcext:value-type="float">
            <text:p>0.73939995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154001" calcext:value-type="float">
            <text:p>0.1154001</text:p>
          </table:table-cell>
          <table:table-cell office:value-type="float" office:value="0.3003999" calcext:value-type="float">
            <text:p>0.300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700001" calcext:value-type="float">
            <text:p>0.005700001</text:p>
          </table:table-cell>
          <table:table-cell office:value-type="float" office:value="0.1150003" calcext:value-type="float">
            <text:p>0.115000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80002" calcext:value-type="float">
            <text:p>0.053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7:.AG37])" office:value-type="float" office:value="0.623700321" calcext:value-type="float">
            <text:p>0.62370032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9900007" calcext:value-type="float">
            <text:p>0.09900007</text:p>
          </table:table-cell>
          <table:table-cell office:value-type="float" office:value="0.3091998" calcext:value-type="float">
            <text:p>0.309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070003" calcext:value-type="float">
            <text:p>0.1070003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99999" calcext:value-type="float">
            <text:p>0.033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8:.AG38])" office:value-type="float" office:value="0.58150016" calcext:value-type="float">
            <text:p>0.5815001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281001" calcext:value-type="float">
            <text:p>0.1281001</text:p>
          </table:table-cell>
          <table:table-cell office:value-type="float" office:value="0.2743999" calcext:value-type="float">
            <text:p>0.274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2" calcext:value-type="float">
            <text:p>0.0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1401003" calcext:value-type="float">
            <text:p>0.1401003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70005" calcext:value-type="float">
            <text:p>0.0627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9:.AG39])" office:value-type="float" office:value="0.63690035" calcext:value-type="float">
            <text:p>0.6369003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700003" calcext:value-type="float">
            <text:p>0.09700003</text:p>
          </table:table-cell>
          <table:table-cell office:value-type="float" office:value="0.3294998" calcext:value-type="float">
            <text:p>0.329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3" calcext:value-type="float">
            <text:p>0.0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3595002" calcext:value-type="float">
            <text:p>0.3595002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9998" calcext:value-type="float">
            <text:p>0.016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0:.AG40])" office:value-type="float" office:value="0.84550001" calcext:value-type="float">
            <text:p>0.8455000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130001" calcext:value-type="float">
            <text:p>0.1130001</text:p>
          </table:table-cell>
          <table:table-cell office:value-type="float" office:value="0.3019999" calcext:value-type="float">
            <text:p>0.30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4" calcext:value-type="float">
            <text:p>0.0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7690032" calcext:value-type="float">
            <text:p>0.07690032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99998" calcext:value-type="float">
            <text:p>0.039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1:.AG41])" office:value-type="float" office:value="0.5630003" calcext:value-type="float">
            <text:p>0.563000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433001" calcext:value-type="float">
            <text:p>0.1433001</text:p>
          </table:table-cell>
          <table:table-cell office:value-type="float" office:value="0.2636" calcext:value-type="float">
            <text:p>0.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699999" calcext:value-type="float">
            <text:p>0.0096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1317002" calcext:value-type="float">
            <text:p>0.131700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89997" calcext:value-type="float">
            <text:p>0.0378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AG42])" office:value-type="float" office:value="0.605800269" calcext:value-type="float">
            <text:p>0.605800269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447001" calcext:value-type="float">
            <text:p>0.1447001</text:p>
          </table:table-cell>
          <table:table-cell office:value-type="float" office:value="0.2731999" calcext:value-type="float">
            <text:p>0.273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8100001" calcext:value-type="float">
            <text:p>0.0081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600001" calcext:value-type="float">
            <text:p>0.008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500001" calcext:value-type="float">
            <text:p>0.005500001</text:p>
          </table:table-cell>
          <table:table-cell office:value-type="float" office:value="0.1243004" calcext:value-type="float">
            <text:p>0.1243004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60001" calcext:value-type="float">
            <text:p>0.054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3:.AG43])" office:value-type="float" office:value="0.631300413" calcext:value-type="float">
            <text:p>0.631300413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689001" calcext:value-type="float">
            <text:p>0.1689001</text:p>
          </table:table-cell>
          <table:table-cell office:value-type="float" office:value="0.2741999" calcext:value-type="float">
            <text:p>0.274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6" calcext:value-type="float">
            <text:p>0.0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1400001" calcext:value-type="float">
            <text:p>0.140000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20003" calcext:value-type="float">
            <text:p>0.0612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4:.AG44])" office:value-type="float" office:value="0.67300013" calcext:value-type="float">
            <text:p>0.6730001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403001" calcext:value-type="float">
            <text:p>0.1403001</text:p>
          </table:table-cell>
          <table:table-cell office:value-type="float" office:value="0.325" calcext:value-type="float">
            <text:p>0.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76" calcext:value-type="float">
            <text:p>0.0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1157003" calcext:value-type="float">
            <text:p>0.1157003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59997" calcext:value-type="float">
            <text:p>0.0435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5:.AG45])" office:value-type="float" office:value="0.66830037" calcext:value-type="float">
            <text:p>0.6683003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457001" calcext:value-type="float">
            <text:p>0.1457001</text:p>
          </table:table-cell>
          <table:table-cell office:value-type="float" office:value="0.3861999" calcext:value-type="float">
            <text:p>0.386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3" calcext:value-type="float">
            <text:p>0.0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2377001" calcext:value-type="float">
            <text:p>0.237700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40005" calcext:value-type="float">
            <text:p>0.0744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6:.AG46])" office:value-type="float" office:value="0.88540015" calcext:value-type="float">
            <text:p>0.8854001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2600998" calcext:value-type="float">
            <text:p>0.260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500002" calcext:value-type="float">
            <text:p>0.0095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6710014" calcext:value-type="float">
            <text:p>0.06710014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50003" calcext:value-type="float">
            <text:p>0.0385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7:.AG47])" office:value-type="float" office:value="0.526499972" calcext:value-type="float">
            <text:p>0.52649997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292001" calcext:value-type="float">
            <text:p>0.1292001</text:p>
          </table:table-cell>
          <table:table-cell office:value-type="float" office:value="0.2235" calcext:value-type="float">
            <text:p>0.2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2" calcext:value-type="float">
            <text:p>0.0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900001" calcext:value-type="float">
            <text:p>0.004900001</text:p>
          </table:table-cell>
          <table:table-cell office:value-type="float" office:value="0.1100001" calcext:value-type="float">
            <text:p>0.1100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6" calcext:value-type="float">
            <text:p>0.0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8:.AG48])" office:value-type="float" office:value="0.578000201" calcext:value-type="float">
            <text:p>0.57800020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842002" calcext:value-type="float">
            <text:p>0.1842002</text:p>
          </table:table-cell>
          <table:table-cell office:value-type="float" office:value="0.2790999" calcext:value-type="float">
            <text:p>0.279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5" calcext:value-type="float">
            <text:p>0.0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9400024" calcext:value-type="float">
            <text:p>0.09400024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60002" calcext:value-type="float">
            <text:p>0.041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9:.AG49])" office:value-type="float" office:value="0.62530036" calcext:value-type="float">
            <text:p>0.62530036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368001" calcext:value-type="float">
            <text:p>0.1368001</text:p>
          </table:table-cell>
          <table:table-cell office:value-type="float" office:value="0.2487001" calcext:value-type="float">
            <text:p>0.248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6160013" calcext:value-type="float">
            <text:p>0.06160013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89999" calcext:value-type="float">
            <text:p>0.047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0:.AG50])" office:value-type="float" office:value="0.5215003201" calcext:value-type="float">
            <text:p>0.521500320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9600008" calcext:value-type="float">
            <text:p>0.09600008</text:p>
          </table:table-cell>
          <table:table-cell office:value-type="float" office:value="0.2646" calcext:value-type="float">
            <text:p>0.2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1983001" calcext:value-type="float">
            <text:p>0.1983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" calcext:value-type="float">
            <text:p>0.0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1149001" calcext:value-type="float">
            <text:p>0.114900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99998" calcext:value-type="float">
            <text:p>0.043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1:.AG51])" office:value-type="float" office:value="0.74660026" calcext:value-type="float">
            <text:p>0.74660026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9630002" calcext:value-type="float">
            <text:p>0.09630002</text:p>
          </table:table-cell>
          <table:table-cell office:value-type="float" office:value="0.2842999" calcext:value-type="float">
            <text:p>0.284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7" calcext:value-type="float">
            <text:p>0.02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4201" calcext:value-type="float">
            <text:p>0.420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9999" calcext:value-type="float">
            <text:p>0.014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2:.AG52])" office:value-type="float" office:value="0.85359991" calcext:value-type="float">
            <text:p>0.8535999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2840998" calcext:value-type="float">
            <text:p>0.284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900001" calcext:value-type="float">
            <text:p>0.005900001</text:p>
          </table:table-cell>
          <table:table-cell office:value-type="float" office:value="0.0908003" calcext:value-type="float">
            <text:p>0.090800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30001" calcext:value-type="float">
            <text:p>0.046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1" calcext:value-type="float">
            <text:p>0.01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3:.AG53])" office:value-type="float" office:value="0.575700111" calcext:value-type="float">
            <text:p>0.57570011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541001" calcext:value-type="float">
            <text:p>0.1541001</text:p>
          </table:table-cell>
          <table:table-cell office:value-type="float" office:value="0.2901999" calcext:value-type="float">
            <text:p>0.290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2" calcext:value-type="float">
            <text:p>0.0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8400001" calcext:value-type="float">
            <text:p>0.008400001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4:.AG54])" office:value-type="float" office:value="0.594600001" calcext:value-type="float">
            <text:p>0.59460000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785001" calcext:value-type="float">
            <text:p>0.1785001</text:p>
          </table:table-cell>
          <table:table-cell office:value-type="float" office:value="0.2966999" calcext:value-type="float">
            <text:p>0.296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2773002" calcext:value-type="float">
            <text:p>0.2773002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10001" calcext:value-type="float">
            <text:p>0.069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5:.AG55])" office:value-type="float" office:value="0.86820021" calcext:value-type="float">
            <text:p>0.8682002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433001" calcext:value-type="float">
            <text:p>0.1433001</text:p>
          </table:table-cell>
          <table:table-cell office:value-type="float" office:value="0.3226998" calcext:value-type="float">
            <text:p>0.322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1" calcext:value-type="float">
            <text:p>0.0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2" calcext:value-type="float">
            <text:p>0.0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106002" calcext:value-type="float">
            <text:p>0.110600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09999" calcext:value-type="float">
            <text:p>0.027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6:.AG56])" office:value-type="float" office:value="0.65980009" calcext:value-type="float">
            <text:p>0.65980009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9350007" calcext:value-type="float">
            <text:p>0.09350007</text:p>
          </table:table-cell>
          <table:table-cell office:value-type="float" office:value="0.3264998" calcext:value-type="float">
            <text:p>0.326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2490003" calcext:value-type="float">
            <text:p>0.249000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30003" calcext:value-type="float">
            <text:p>0.0703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7:.AG57])" office:value-type="float" office:value="0.7742002" calcext:value-type="float">
            <text:p>0.7742002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238001" calcext:value-type="float">
            <text:p>0.1238001</text:p>
          </table:table-cell>
          <table:table-cell office:value-type="float" office:value="0.2643999" calcext:value-type="float">
            <text:p>0.264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2120003" calcext:value-type="float">
            <text:p>0.2120003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30003" calcext:value-type="float">
            <text:p>0.0153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8:.AG58])" office:value-type="float" office:value="0.65820033" calcext:value-type="float">
            <text:p>0.65820033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632001" calcext:value-type="float">
            <text:p>0.1632001</text:p>
          </table:table-cell>
          <table:table-cell office:value-type="float" office:value="0.3136998" calcext:value-type="float">
            <text:p>0.313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4" calcext:value-type="float">
            <text:p>0.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500001" calcext:value-type="float">
            <text:p>0.009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7079996" calcext:value-type="float">
            <text:p>0.07079996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89995" calcext:value-type="float">
            <text:p>0.0448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9:.AG59])" office:value-type="float" office:value="0.6250998109" calcext:value-type="float">
            <text:p>0.6250998109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192001" calcext:value-type="float">
            <text:p>0.1192001</text:p>
          </table:table-cell>
          <table:table-cell office:value-type="float" office:value="0.2697999" calcext:value-type="float">
            <text:p>0.269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9910008" calcext:value-type="float">
            <text:p>0.09910008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00003" calcext:value-type="float">
            <text:p>0.038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0:.AG60])" office:value-type="float" office:value="0.55690011" calcext:value-type="float">
            <text:p>0.5569001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016001" calcext:value-type="float">
            <text:p>0.1016001</text:p>
          </table:table-cell>
          <table:table-cell office:value-type="float" office:value="0.3265999" calcext:value-type="float">
            <text:p>0.326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500001" calcext:value-type="float">
            <text:p>0.009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1005004" calcext:value-type="float">
            <text:p>0.1005004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29999" calcext:value-type="float">
            <text:p>0.027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1:.AG61])" office:value-type="float" office:value="0.584500391" calcext:value-type="float">
            <text:p>0.58450039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017001" calcext:value-type="float">
            <text:p>0.1017001</text:p>
          </table:table-cell>
          <table:table-cell office:value-type="float" office:value="0.2519" calcext:value-type="float">
            <text:p>0.2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" calcext:value-type="float">
            <text:p>0.0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1109001" calcext:value-type="float">
            <text:p>0.110900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40001" calcext:value-type="float">
            <text:p>0.031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2:.AG62])" office:value-type="float" office:value="0.5438002101" calcext:value-type="float">
            <text:p>0.543800210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098001" calcext:value-type="float">
            <text:p>0.1098001</text:p>
          </table:table-cell>
          <table:table-cell office:value-type="float" office:value="0.2283" calcext:value-type="float">
            <text:p>0.2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4" calcext:value-type="float">
            <text:p>0.0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9099999" calcext:value-type="float">
            <text:p>0.00909999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30003" calcext:value-type="float">
            <text:p>0.0343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3:.AG63])" office:value-type="float" office:value="0.5292001291" calcext:value-type="float">
            <text:p>0.529200129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117001" calcext:value-type="float">
            <text:p>0.1117001</text:p>
          </table:table-cell>
          <table:table-cell office:value-type="float" office:value="0.3140999" calcext:value-type="float">
            <text:p>0.314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400002" calcext:value-type="float">
            <text:p>0.0084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6770013" calcext:value-type="float">
            <text:p>0.06770013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50005" calcext:value-type="float">
            <text:p>0.0325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4:.AG64])" office:value-type="float" office:value="0.550900182" calcext:value-type="float">
            <text:p>0.55090018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9780003" calcext:value-type="float">
            <text:p>0.09780003</text:p>
          </table:table-cell>
          <table:table-cell office:value-type="float" office:value="0.3127999" calcext:value-type="float">
            <text:p>0.312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7" calcext:value-type="float">
            <text:p>0.0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1588002" calcext:value-type="float">
            <text:p>0.1588002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5:.AG65])" office:value-type="float" office:value="0.73350013" calcext:value-type="float">
            <text:p>0.7335001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226001" calcext:value-type="float">
            <text:p>0.1226001</text:p>
          </table:table-cell>
          <table:table-cell office:value-type="float" office:value="0.2304001" calcext:value-type="float">
            <text:p>0.230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2" calcext:value-type="float">
            <text:p>0.0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2724" calcext:value-type="float">
            <text:p>0.272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29999" calcext:value-type="float">
            <text:p>0.076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6:.AG66])" office:value-type="float" office:value="0.73460019" calcext:value-type="float">
            <text:p>0.73460019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255001" calcext:value-type="float">
            <text:p>0.1255001</text:p>
          </table:table-cell>
          <table:table-cell office:value-type="float" office:value="0.2073001" calcext:value-type="float">
            <text:p>0.207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5" calcext:value-type="float">
            <text:p>0.0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559998" calcext:value-type="float">
            <text:p>0.0559998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90001" calcext:value-type="float">
            <text:p>0.043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7:.AG67])" office:value-type="float" office:value="0.4567000099" calcext:value-type="float">
            <text:p>0.456700009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7870009" calcext:value-type="float">
            <text:p>0.07870009</text:p>
          </table:table-cell>
          <table:table-cell office:value-type="float" office:value="0.2066" calcext:value-type="float">
            <text:p>0.2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" calcext:value-type="float">
            <text:p>0.0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1736" calcext:value-type="float">
            <text:p>0.1736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79998" calcext:value-type="float">
            <text:p>0.033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8:.AG68])" office:value-type="float" office:value="0.51530007" calcext:value-type="float">
            <text:p>0.5153000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8020008" calcext:value-type="float">
            <text:p>0.08020008</text:p>
          </table:table-cell>
          <table:table-cell office:value-type="float" office:value="0.175" calcext:value-type="float">
            <text:p>0.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00001" calcext:value-type="float">
            <text:p>0.007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7619988" calcext:value-type="float">
            <text:p>0.0761998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40001" calcext:value-type="float">
            <text:p>0.024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9:.AG69])" office:value-type="float" office:value="0.375099971" calcext:value-type="float">
            <text:p>0.37509997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8340007" calcext:value-type="float">
            <text:p>0.08340007</text:p>
          </table:table-cell>
          <table:table-cell office:value-type="float" office:value="0.2246" calcext:value-type="float">
            <text:p>0.2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699999" calcext:value-type="float">
            <text:p>0.0096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7" calcext:value-type="float">
            <text:p>0.0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0:.AG70])" office:value-type="float" office:value="0.483000069" calcext:value-type="float">
            <text:p>0.4830000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003001" calcext:value-type="float">
            <text:p>0.1003001</text:p>
          </table:table-cell>
          <table:table-cell office:value-type="float" office:value="0.1922" calcext:value-type="float">
            <text:p>0.1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1004999" calcext:value-type="float">
            <text:p>0.1004999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09999" calcext:value-type="float">
            <text:p>0.043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1:.AG71])" office:value-type="float" office:value="0.46139999" calcext:value-type="float">
            <text:p>0.4613999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042001" calcext:value-type="float">
            <text:p>0.1042001</text:p>
          </table:table-cell>
          <table:table-cell office:value-type="float" office:value="0.1992001" calcext:value-type="float">
            <text:p>0.199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00001" calcext:value-type="float">
            <text:p>0.009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8969995" calcext:value-type="float">
            <text:p>0.08969995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19998" calcext:value-type="float">
            <text:p>0.043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2:.AG72])" office:value-type="float" office:value="0.461300131" calcext:value-type="float">
            <text:p>0.46130013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7810009" calcext:value-type="float">
            <text:p>0.07810009</text:p>
          </table:table-cell>
          <table:table-cell office:value-type="float" office:value="0.2112001" calcext:value-type="float">
            <text:p>0.211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1420999" calcext:value-type="float">
            <text:p>0.1420999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9" calcext:value-type="float">
            <text:p>0.0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3:.AG73])" office:value-type="float" office:value="0.48270009" calcext:value-type="float">
            <text:p>0.4827000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9810007" calcext:value-type="float">
            <text:p>0.09810007</text:p>
          </table:table-cell>
          <table:table-cell office:value-type="float" office:value="0.2570999" calcext:value-type="float">
            <text:p>0.257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69999" calcext:value-type="float">
            <text:p>0.041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4:.AG74])" office:value-type="float" office:value="0.49749996" calcext:value-type="float">
            <text:p>0.4974999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9090007" calcext:value-type="float">
            <text:p>0.09090007</text:p>
          </table:table-cell>
          <table:table-cell office:value-type="float" office:value="0.2059" calcext:value-type="float">
            <text:p>0.2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9" calcext:value-type="float">
            <text:p>0.0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1593001" calcext:value-type="float">
            <text:p>0.159300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30004" calcext:value-type="float">
            <text:p>0.0423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5:.AG75])" office:value-type="float" office:value="0.5254002101" calcext:value-type="float">
            <text:p>0.525400210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9270008" calcext:value-type="float">
            <text:p>0.09270008</text:p>
          </table:table-cell>
          <table:table-cell office:value-type="float" office:value="0.2046001" calcext:value-type="float">
            <text:p>0.204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00001" calcext:value-type="float">
            <text:p>0.009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7050005" calcext:value-type="float">
            <text:p>0.07050005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29999" calcext:value-type="float">
            <text:p>0.038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6:.AG76])" office:value-type="float" office:value="0.431900221" calcext:value-type="float">
            <text:p>0.43190022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8610008" calcext:value-type="float">
            <text:p>0.08610008</text:p>
          </table:table-cell>
          <table:table-cell office:value-type="float" office:value="0.1926001" calcext:value-type="float">
            <text:p>0.19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5181996" calcext:value-type="float">
            <text:p>0.5181996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9" calcext:value-type="float">
            <text:p>0.0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7:.AG77])" office:value-type="float" office:value="0.84379978" calcext:value-type="float">
            <text:p>0.84379978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039001" calcext:value-type="float">
            <text:p>0.1039001</text:p>
          </table:table-cell>
          <table:table-cell office:value-type="float" office:value="0.2668" calcext:value-type="float">
            <text:p>0.2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2" calcext:value-type="float">
            <text:p>0.0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7480028" calcext:value-type="float">
            <text:p>0.07480028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50001" calcext:value-type="float">
            <text:p>0.049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8:.AG78])" office:value-type="float" office:value="0.550200391" calcext:value-type="float">
            <text:p>0.55020039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115001" calcext:value-type="float">
            <text:p>0.1115001</text:p>
          </table:table-cell>
          <table:table-cell office:value-type="float" office:value="0.2515001" calcext:value-type="float">
            <text:p>0.251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3" calcext:value-type="float">
            <text:p>0.0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500001" calcext:value-type="float">
            <text:p>0.006500001</text:p>
          </table:table-cell>
          <table:table-cell office:value-type="float" office:value="0.1999003" calcext:value-type="float">
            <text:p>0.1999003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79999" calcext:value-type="float">
            <text:p>0.047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9:.AG79])" office:value-type="float" office:value="0.643600491" calcext:value-type="float">
            <text:p>0.64360049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260001" calcext:value-type="float">
            <text:p>0.1260001</text:p>
          </table:table-cell>
          <table:table-cell office:value-type="float" office:value="0.3189998" calcext:value-type="float">
            <text:p>0.31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86" calcext:value-type="float">
            <text:p>0.0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4950997" calcext:value-type="float">
            <text:p>0.4950997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00004" calcext:value-type="float">
            <text:p>0.0230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0:.AG80])" office:value-type="float" office:value="1.00489964" calcext:value-type="float">
            <text:p>1.00489964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38" calcext:value-type="float">
            <text:p>0.138</text:p>
          </table:table-cell>
          <table:table-cell office:value-type="float" office:value="0.3303" calcext:value-type="float">
            <text:p>0.3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7" calcext:value-type="float">
            <text:p>0.00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3" calcext:value-type="float">
            <text:p>0.0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7900001" calcext:value-type="float">
            <text:p>0.007900001</text:p>
          </table:table-cell>
          <table:table-cell office:value-type="float" office:value="0.09170023" calcext:value-type="float">
            <text:p>0.09170023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7" calcext:value-type="float">
            <text:p>0.0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1:.AG81])" office:value-type="float" office:value="0.643800231" calcext:value-type="float">
            <text:p>0.64380023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2614" calcext:value-type="float">
            <text:p>0.2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100001" calcext:value-type="float">
            <text:p>0.0071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9" calcext:value-type="float">
            <text:p>0.0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5700001" calcext:value-type="float">
            <text:p>0.005700001</text:p>
          </table:table-cell>
          <table:table-cell office:value-type="float" office:value="0.2077999" calcext:value-type="float">
            <text:p>0.2077999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59999" calcext:value-type="float">
            <text:p>0.051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2:.AG82])" office:value-type="float" office:value="0.665299892" calcext:value-type="float">
            <text:p>0.665299892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114001" calcext:value-type="float">
            <text:p>0.1114001</text:p>
          </table:table-cell>
          <table:table-cell office:value-type="float" office:value="0.3522999" calcext:value-type="float">
            <text:p>0.352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9" calcext:value-type="float">
            <text:p>0.0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700001" calcext:value-type="float">
            <text:p>0.006700001</text:p>
          </table:table-cell>
          <table:table-cell office:value-type="float" office:value="0.08290018" calcext:value-type="float">
            <text:p>0.08290018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80001" calcext:value-type="float">
            <text:p>0.050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3:.AG83])" office:value-type="float" office:value="0.630700191" calcext:value-type="float">
            <text:p>0.63070019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9350004" calcext:value-type="float">
            <text:p>0.09350004</text:p>
          </table:table-cell>
          <table:table-cell office:value-type="float" office:value="0.2633998" calcext:value-type="float">
            <text:p>0.263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24001" calcext:value-type="float">
            <text:p>0.2024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9" calcext:value-type="float">
            <text:p>0.0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8210007" calcext:value-type="float">
            <text:p>0.08210007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89996" calcext:value-type="float">
            <text:p>0.0328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4:.AG84])" office:value-type="float" office:value="0.70829997" calcext:value-type="float">
            <text:p>0.70829997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9400009" calcext:value-type="float">
            <text:p>0.09400009</text:p>
          </table:table-cell>
          <table:table-cell office:value-type="float" office:value="0.2382001" calcext:value-type="float">
            <text:p>0.238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5" calcext:value-type="float">
            <text:p>0.0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19999" calcext:value-type="float">
            <text:p>0.043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5:.AG85])" office:value-type="float" office:value="0.56780018" calcext:value-type="float">
            <text:p>0.56780018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262001" calcext:value-type="float">
            <text:p>0.1262001</text:p>
          </table:table-cell>
          <table:table-cell office:value-type="float" office:value="0.2674998" calcext:value-type="float">
            <text:p>0.267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8" calcext:value-type="float">
            <text:p>0.0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7730027" calcext:value-type="float">
            <text:p>0.07730027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29999" calcext:value-type="float">
            <text:p>0.033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6:.AG86])" office:value-type="float" office:value="0.5346001601" calcext:value-type="float">
            <text:p>0.5346001601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8430012" calcext:value-type="float">
            <text:p>0.08430012</text:p>
          </table:table-cell>
          <table:table-cell office:value-type="float" office:value="0.2333001" calcext:value-type="float">
            <text:p>0.233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3" calcext:value-type="float">
            <text:p>0.0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6408003" calcext:value-type="float">
            <text:p>0.640800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69994" calcext:value-type="float">
            <text:p>0.03969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7:.AG87])" office:value-type="float" office:value="1.02470046" calcext:value-type="float">
            <text:p>1.0247004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098001" calcext:value-type="float">
            <text:p>0.1098001</text:p>
          </table:table-cell>
          <table:table-cell office:value-type="float" office:value="0.1943001" calcext:value-type="float">
            <text:p>0.194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699999" calcext:value-type="float">
            <text:p>0.0096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5179998" calcext:value-type="float">
            <text:p>0.05179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69999" calcext:value-type="float">
            <text:p>0.039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8:.AG88])" office:value-type="float" office:value="0.418300169" calcext:value-type="float">
            <text:p>0.418300169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034001" calcext:value-type="float">
            <text:p>0.1034001</text:p>
          </table:table-cell>
          <table:table-cell office:value-type="float" office:value="0.2678999" calcext:value-type="float">
            <text:p>0.267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1.141801" calcext:value-type="float">
            <text:p>1.141801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30005" calcext:value-type="float">
            <text:p>0.0373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9:.AG89])" office:value-type="float" office:value="1.58550105" calcext:value-type="float">
            <text:p>1.5855010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180001" calcext:value-type="float">
            <text:p>0.1180001</text:p>
          </table:table-cell>
          <table:table-cell office:value-type="float" office:value="0.2501" calcext:value-type="float">
            <text:p>0.2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7" calcext:value-type="float">
            <text:p>0.00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7340004" calcext:value-type="float">
            <text:p>0.07340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69998" calcext:value-type="float">
            <text:p>0.035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0:.AG90])" office:value-type="float" office:value="0.51460012" calcext:value-type="float">
            <text:p>0.51460012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8420008" calcext:value-type="float">
            <text:p>0.08420008</text:p>
          </table:table-cell>
          <table:table-cell office:value-type="float" office:value="0.2867998" calcext:value-type="float">
            <text:p>0.286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1" calcext:value-type="float">
            <text:p>0.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1114002" calcext:value-type="float">
            <text:p>0.111400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30004" calcext:value-type="float">
            <text:p>0.0323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1:.AG91])" office:value-type="float" office:value="0.53990012" calcext:value-type="float">
            <text:p>0.53990012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9770009" calcext:value-type="float">
            <text:p>0.09770009</text:p>
          </table:table-cell>
          <table:table-cell office:value-type="float" office:value="0.1968001" calcext:value-type="float">
            <text:p>0.196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00001" calcext:value-type="float">
            <text:p>0.009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69999" calcext:value-type="float">
            <text:p>0.041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2:.AG92])" office:value-type="float" office:value="0.462300181" calcext:value-type="float">
            <text:p>0.46230018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959001" calcext:value-type="float">
            <text:p>0.0959001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" calcext:value-type="float">
            <text:p>0.0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5719992" calcext:value-type="float">
            <text:p>0.0571999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70001" calcext:value-type="float">
            <text:p>0.051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3:.AG93])" office:value-type="float" office:value="0.47200003" calcext:value-type="float">
            <text:p>0.47200003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8020008" calcext:value-type="float">
            <text:p>0.08020008</text:p>
          </table:table-cell>
          <table:table-cell office:value-type="float" office:value="0.2085" calcext:value-type="float">
            <text:p>0.2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2" calcext:value-type="float">
            <text:p>0.0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800001" calcext:value-type="float">
            <text:p>0.003800001</text:p>
          </table:table-cell>
          <table:table-cell office:value-type="float" office:value="0.1702999" calcext:value-type="float">
            <text:p>0.170299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80003" calcext:value-type="float">
            <text:p>0.0298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4:.AG94])" office:value-type="float" office:value="0.512900011" calcext:value-type="float">
            <text:p>0.51290001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7760006" calcext:value-type="float">
            <text:p>0.07760006</text:p>
          </table:table-cell>
          <table:table-cell office:value-type="float" office:value="0.2077001" calcext:value-type="float">
            <text:p>0.207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" calcext:value-type="float">
            <text:p>0.0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5319994" calcext:value-type="float">
            <text:p>0.05319994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" calcext:value-type="float">
            <text:p>0.0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5:.AG95])" office:value-type="float" office:value="0.3999001" calcext:value-type="float">
            <text:p>0.3999001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7810008" calcext:value-type="float">
            <text:p>0.07810008</text:p>
          </table:table-cell>
          <table:table-cell office:value-type="float" office:value="0.2199" calcext:value-type="float">
            <text:p>0.2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5" calcext:value-type="float">
            <text:p>0.0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2135002" calcext:value-type="float">
            <text:p>0.213500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80001" calcext:value-type="float">
            <text:p>0.037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6:.AG96])" office:value-type="float" office:value="0.57050029" calcext:value-type="float">
            <text:p>0.57050029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8430009" calcext:value-type="float">
            <text:p>0.08430009</text:p>
          </table:table-cell>
          <table:table-cell office:value-type="float" office:value="0.1911" calcext:value-type="float">
            <text:p>0.1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900001" calcext:value-type="float">
            <text:p>0.009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486999" calcext:value-type="float">
            <text:p>0.048699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40001" calcext:value-type="float">
            <text:p>0.079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7:.AG97])" office:value-type="float" office:value="0.426400001" calcext:value-type="float">
            <text:p>0.426400001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8570011" calcext:value-type="float">
            <text:p>0.08570011</text:p>
          </table:table-cell>
          <table:table-cell office:value-type="float" office:value="0.2123001" calcext:value-type="float">
            <text:p>0.212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9" calcext:value-type="float">
            <text:p>0.0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1453999" calcext:value-type="float">
            <text:p>0.14539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39999" calcext:value-type="float">
            <text:p>0.040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8:.AG98])" office:value-type="float" office:value="0.5061001" calcext:value-type="float">
            <text:p>0.5061001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099001" calcext:value-type="float">
            <text:p>0.1099001</text:p>
          </table:table-cell>
          <table:table-cell office:value-type="float" office:value="0.1778001" calcext:value-type="float">
            <text:p>0.177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00001" calcext:value-type="float">
            <text:p>0.006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5419975" calcext:value-type="float">
            <text:p>0.05419975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70001" calcext:value-type="float">
            <text:p>0.033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9:.AG99])" office:value-type="float" office:value="0.393999961" calcext:value-type="float">
            <text:p>0.39399996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8170009" calcext:value-type="float">
            <text:p>0.08170009</text:p>
          </table:table-cell>
          <table:table-cell office:value-type="float" office:value="0.2121" calcext:value-type="float">
            <text:p>0.2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" calcext:value-type="float">
            <text:p>0.0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000001" calcext:value-type="float">
            <text:p>0.004000001</text:p>
          </table:table-cell>
          <table:table-cell office:value-type="float" office:value="0.1718002" calcext:value-type="float">
            <text:p>0.171800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79996" calcext:value-type="float">
            <text:p>0.0357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0:.AG100])" office:value-type="float" office:value="0.524100251" calcext:value-type="float">
            <text:p>0.52410025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8530005" calcext:value-type="float">
            <text:p>0.08530005</text:p>
          </table:table-cell>
          <table:table-cell office:value-type="float" office:value="0.1928" calcext:value-type="float">
            <text:p>0.1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00001" calcext:value-type="float">
            <text:p>0.007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3848003" calcext:value-type="float">
            <text:p>0.384800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19995" calcext:value-type="float">
            <text:p>0.0391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1:.AG101])" office:value-type="float" office:value="0.725600301" calcext:value-type="float">
            <text:p>0.72560030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32001" calcext:value-type="float">
            <text:p>0.1132001</text:p>
          </table:table-cell>
          <table:table-cell office:value-type="float" office:value="0.2222001" calcext:value-type="float">
            <text:p>0.222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6" calcext:value-type="float">
            <text:p>0.0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516999" calcext:value-type="float">
            <text:p>0.051699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09998" calcext:value-type="float">
            <text:p>0.042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2:.AG102])" office:value-type="float" office:value="0.45230008" calcext:value-type="float">
            <text:p>0.45230008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9500004" calcext:value-type="float">
            <text:p>0.09500004</text:p>
          </table:table-cell>
          <table:table-cell office:value-type="float" office:value="0.201" calcext:value-type="float">
            <text:p>0.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9" calcext:value-type="float">
            <text:p>0.0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2205002" calcext:value-type="float">
            <text:p>0.220500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6" calcext:value-type="float">
            <text:p>0.0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3:.AG103])" office:value-type="float" office:value="0.57410024" calcext:value-type="float">
            <text:p>0.57410024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924001" calcext:value-type="float">
            <text:p>0.0924001</text:p>
          </table:table-cell>
          <table:table-cell office:value-type="float" office:value="0.192" calcext:value-type="float">
            <text:p>0.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00001" calcext:value-type="float">
            <text:p>0.007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5339991" calcext:value-type="float">
            <text:p>0.0533999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00001" calcext:value-type="float">
            <text:p>0.07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4:.AG104])" office:value-type="float" office:value="0.436500021" calcext:value-type="float">
            <text:p>0.43650002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7770007" calcext:value-type="float">
            <text:p>0.07770007</text:p>
          </table:table-cell>
          <table:table-cell office:value-type="float" office:value="0.2431001" calcext:value-type="float">
            <text:p>0.243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9" calcext:value-type="float">
            <text:p>0.0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000001" calcext:value-type="float">
            <text:p>0.004000001</text:p>
          </table:table-cell>
          <table:table-cell office:value-type="float" office:value="0.1107999" calcext:value-type="float">
            <text:p>0.11079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5:.AG105])" office:value-type="float" office:value="0.506500071" calcext:value-type="float">
            <text:p>0.506500071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150001" calcext:value-type="float">
            <text:p>0.1150001</text:p>
          </table:table-cell>
          <table:table-cell office:value-type="float" office:value="0.1936001" calcext:value-type="float">
            <text:p>0.193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699999" calcext:value-type="float">
            <text:p>0.0096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79999" calcext:value-type="float">
            <text:p>0.042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6:.AG106])" office:value-type="float" office:value="0.503300189" calcext:value-type="float">
            <text:p>0.503300189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9960008" calcext:value-type="float">
            <text:p>0.09960008</text:p>
          </table:table-cell>
          <table:table-cell office:value-type="float" office:value="0.2079001" calcext:value-type="float">
            <text:p>0.207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400002" calcext:value-type="float">
            <text:p>0.0084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5769989" calcext:value-type="float">
            <text:p>0.05769989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1" calcext:value-type="float">
            <text:p>0.0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7:.AG107])" office:value-type="float" office:value="0.4365000721" calcext:value-type="float">
            <text:p>0.4365000721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8010009" calcext:value-type="float">
            <text:p>0.08010009</text:p>
          </table:table-cell>
          <table:table-cell office:value-type="float" office:value="0.2131" calcext:value-type="float">
            <text:p>0.2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5" calcext:value-type="float">
            <text:p>0.0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3800001" calcext:value-type="float">
            <text:p>0.003800001</text:p>
          </table:table-cell>
          <table:table-cell office:value-type="float" office:value="0.1637002" calcext:value-type="float">
            <text:p>0.163700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0002" calcext:value-type="float">
            <text:p>0.042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8:.AG108])" office:value-type="float" office:value="0.522700311" calcext:value-type="float">
            <text:p>0.52270031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7880008" calcext:value-type="float">
            <text:p>0.07880008</text:p>
          </table:table-cell>
          <table:table-cell office:value-type="float" office:value="0.1977" calcext:value-type="float">
            <text:p>0.1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00001" calcext:value-type="float">
            <text:p>0.006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4739976" calcext:value-type="float">
            <text:p>0.04739976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00002" calcext:value-type="float">
            <text:p>0.068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9:.AG109])" office:value-type="float" office:value="0.412399861" calcext:value-type="float">
            <text:p>0.412399861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8470007" calcext:value-type="float">
            <text:p>0.08470007</text:p>
          </table:table-cell>
          <table:table-cell office:value-type="float" office:value="0.2122" calcext:value-type="float">
            <text:p>0.2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1" calcext:value-type="float">
            <text:p>0.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1471999" calcext:value-type="float">
            <text:p>0.14719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40001" calcext:value-type="float">
            <text:p>0.040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0:.AG110])" office:value-type="float" office:value="0.50719998" calcext:value-type="float">
            <text:p>0.5071999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7850009" calcext:value-type="float">
            <text:p>0.07850009</text:p>
          </table:table-cell>
          <table:table-cell office:value-type="float" office:value="0.2195001" calcext:value-type="float">
            <text:p>0.219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00001" calcext:value-type="float">
            <text:p>0.007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4919974" calcext:value-type="float">
            <text:p>0.04919974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40001" calcext:value-type="float">
            <text:p>0.027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1:.AG111])" office:value-type="float" office:value="0.3956999411" calcext:value-type="float">
            <text:p>0.3956999411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8420006" calcext:value-type="float">
            <text:p>0.08420006</text:p>
          </table:table-cell>
          <table:table-cell office:value-type="float" office:value="0.2033001" calcext:value-type="float">
            <text:p>0.203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1" calcext:value-type="float">
            <text:p>0.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1886003" calcext:value-type="float">
            <text:p>0.1886003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79997" calcext:value-type="float">
            <text:p>0.0367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2:.AG112])" office:value-type="float" office:value="0.53710043" calcext:value-type="float">
            <text:p>0.53710043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8430009" calcext:value-type="float">
            <text:p>0.08430009</text:p>
          </table:table-cell>
          <table:table-cell office:value-type="float" office:value="0.2183" calcext:value-type="float">
            <text:p>0.2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00001" calcext:value-type="float">
            <text:p>0.006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4919993" calcext:value-type="float">
            <text:p>0.0491999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10002" calcext:value-type="float">
            <text:p>0.045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3:.AG113])" office:value-type="float" office:value="0.415600041" calcext:value-type="float">
            <text:p>0.41560004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8420008" calcext:value-type="float">
            <text:p>0.08420008</text:p>
          </table:table-cell>
          <table:table-cell office:value-type="float" office:value="0.1976001" calcext:value-type="float">
            <text:p>0.197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1" calcext:value-type="float">
            <text:p>0.0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1256999" calcext:value-type="float">
            <text:p>0.125699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9" calcext:value-type="float">
            <text:p>0.0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4:.AG114])" office:value-type="float" office:value="0.51350008" calcext:value-type="float">
            <text:p>0.51350008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8460008" calcext:value-type="float">
            <text:p>0.08460008</text:p>
          </table:table-cell>
          <table:table-cell office:value-type="float" office:value="0.1934001" calcext:value-type="float">
            <text:p>0.193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5" calcext:value-type="float">
            <text:p>0.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3919003" calcext:value-type="float">
            <text:p>0.3919003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50003" calcext:value-type="float">
            <text:p>0.0365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5:.AG115])" office:value-type="float" office:value="0.73320051" calcext:value-type="float">
            <text:p>0.7332005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026001" calcext:value-type="float">
            <text:p>0.1026001</text:p>
          </table:table-cell>
          <table:table-cell office:value-type="float" office:value="0.2376" calcext:value-type="float">
            <text:p>0.2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7" calcext:value-type="float">
            <text:p>0.0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5249983" calcext:value-type="float">
            <text:p>0.05249983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6" calcext:value-type="float">
            <text:p>0.0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6:.AG116])" office:value-type="float" office:value="0.45709993" calcext:value-type="float">
            <text:p>0.45709993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8090008" calcext:value-type="float">
            <text:p>0.08090008</text:p>
          </table:table-cell>
          <table:table-cell office:value-type="float" office:value="0.2124001" calcext:value-type="float">
            <text:p>0.212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2" calcext:value-type="float">
            <text:p>0.0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50001" calcext:value-type="float">
            <text:p>0.047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7:.AG117])" office:value-type="float" office:value="0.50990019" calcext:value-type="float">
            <text:p>0.50990019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073001" calcext:value-type="float">
            <text:p>0.1073001</text:p>
          </table:table-cell>
          <table:table-cell office:value-type="float" office:value="0.2066001" calcext:value-type="float">
            <text:p>0.206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000001" calcext:value-type="float">
            <text:p>0.007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6289982" calcext:value-type="float">
            <text:p>0.0628998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80002" calcext:value-type="float">
            <text:p>0.067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8:.AG118])" office:value-type="float" office:value="0.464400041" calcext:value-type="float">
            <text:p>0.46440004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333001" calcext:value-type="float">
            <text:p>0.1333001</text:p>
          </table:table-cell>
          <table:table-cell office:value-type="float" office:value="0.2610999" calcext:value-type="float">
            <text:p>0.261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4" calcext:value-type="float">
            <text:p>0.0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600037" calcext:value-type="float">
            <text:p>0.08600037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50002" calcext:value-type="float">
            <text:p>0.050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9:.AG119])" office:value-type="float" office:value="0.58770039" calcext:value-type="float">
            <text:p>0.58770039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2588999" calcext:value-type="float">
            <text:p>0.258899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3" calcext:value-type="float">
            <text:p>0.0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8390027" calcext:value-type="float">
            <text:p>0.0839002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89997" calcext:value-type="float">
            <text:p>0.0238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0:.AG120])" office:value-type="float" office:value="0.74230014" calcext:value-type="float">
            <text:p>0.74230014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9910006" calcext:value-type="float">
            <text:p>0.09910006</text:p>
          </table:table-cell>
          <table:table-cell office:value-type="float" office:value="0.2870999" calcext:value-type="float">
            <text:p>0.287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3" calcext:value-type="float">
            <text:p>0.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1686001" calcext:value-type="float">
            <text:p>0.168600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90001" calcext:value-type="float">
            <text:p>0.030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1:.AG121])" office:value-type="float" office:value="0.61520007" calcext:value-type="float">
            <text:p>0.61520007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8010009" calcext:value-type="float">
            <text:p>0.08010009</text:p>
          </table:table-cell>
          <table:table-cell office:value-type="float" office:value="0.2394001" calcext:value-type="float">
            <text:p>0.239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16" calcext:value-type="float">
            <text:p>0.0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7" calcext:value-type="float">
            <text:p>0.0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6129981" calcext:value-type="float">
            <text:p>0.0612998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3" calcext:value-type="float">
            <text:p>0.0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2:.AG122])" office:value-type="float" office:value="0.4779" calcext:value-type="float">
            <text:p>0.4779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9250008" calcext:value-type="float">
            <text:p>0.09250008</text:p>
          </table:table-cell>
          <table:table-cell office:value-type="float" office:value="0.2464001" calcext:value-type="float">
            <text:p>0.246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24" calcext:value-type="float">
            <text:p>0.0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3" calcext:value-type="float">
            <text:p>0.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785002" calcext:value-type="float">
            <text:p>0.178500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39999" calcext:value-type="float">
            <text:p>0.051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3:.AG123])" office:value-type="float" office:value="0.61280037" calcext:value-type="float">
            <text:p>0.61280037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9780008" calcext:value-type="float">
            <text:p>0.09780008</text:p>
          </table:table-cell>
          <table:table-cell office:value-type="float" office:value="0.3028999" calcext:value-type="float">
            <text:p>0.302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9" calcext:value-type="float">
            <text:p>0.0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400001" calcext:value-type="float">
            <text:p>0.009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6130033" calcext:value-type="float">
            <text:p>0.06130033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69999" calcext:value-type="float">
            <text:p>0.058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4:.AG124])" office:value-type="float" office:value="0.548800301" calcext:value-type="float">
            <text:p>0.54880030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650001" calcext:value-type="float">
            <text:p>0.1650001</text:p>
          </table:table-cell>
          <table:table-cell office:value-type="float" office:value="0.2289" calcext:value-type="float">
            <text:p>0.2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00002" calcext:value-type="float">
            <text:p>0.0097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1701006" calcext:value-type="float">
            <text:p>0.1701006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40001" calcext:value-type="float">
            <text:p>0.057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5:.AG125])" office:value-type="float" office:value="0.6478007121" calcext:value-type="float">
            <text:p>0.647800712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9260007" calcext:value-type="float">
            <text:p>0.09260007</text:p>
          </table:table-cell>
          <table:table-cell office:value-type="float" office:value="0.3686999" calcext:value-type="float">
            <text:p>0.368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7" calcext:value-type="float">
            <text:p>0.0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3567002" calcext:value-type="float">
            <text:p>0.3567002</text:p>
          </table:table-cell>
          <table:table-cell office:value-type="float" office:value="0.0117" calcext:value-type="float">
            <text:p>0.0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40005" calcext:value-type="float">
            <text:p>0.0154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6:.AG126])" office:value-type="float" office:value="0.88240022" calcext:value-type="float">
            <text:p>0.88240022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4032999" calcext:value-type="float">
            <text:p>0.403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4755003" calcext:value-type="float">
            <text:p>0.4755003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49998" calcext:value-type="float">
            <text:p>0.059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7:.AG127])" office:value-type="float" office:value="1.13690018" calcext:value-type="float">
            <text:p>1.13690018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086001" calcext:value-type="float">
            <text:p>0.1086001</text:p>
          </table:table-cell>
          <table:table-cell office:value-type="float" office:value="0.3280998" calcext:value-type="float">
            <text:p>0.328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4" calcext:value-type="float">
            <text:p>0.0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7500001" calcext:value-type="float">
            <text:p>0.007500001</text:p>
          </table:table-cell>
          <table:table-cell office:value-type="float" office:value="0.09490017" calcext:value-type="float">
            <text:p>0.09490017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69997" calcext:value-type="float">
            <text:p>0.0406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8:.AG128])" office:value-type="float" office:value="0.607600041" calcext:value-type="float">
            <text:p>0.60760004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209001" calcext:value-type="float">
            <text:p>0.1209001</text:p>
          </table:table-cell>
          <table:table-cell office:value-type="float" office:value="0.2373" calcext:value-type="float">
            <text:p>0.2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" calcext:value-type="float">
            <text:p>0.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099999" calcext:value-type="float">
            <text:p>0.0090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1052001" calcext:value-type="float">
            <text:p>0.105200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70001" calcext:value-type="float">
            <text:p>0.045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9:.AG129])" office:value-type="float" office:value="0.537300209" calcext:value-type="float">
            <text:p>0.537300209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470001" calcext:value-type="float">
            <text:p>0.1470001</text:p>
          </table:table-cell>
          <table:table-cell office:value-type="float" office:value="0.2973" calcext:value-type="float">
            <text:p>0.2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9" calcext:value-type="float">
            <text:p>0.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1043001" calcext:value-type="float">
            <text:p>0.104300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70003" calcext:value-type="float">
            <text:p>0.0387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0:.AG130])" office:value-type="float" office:value="0.62050023" calcext:value-type="float">
            <text:p>0.62050023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333001" calcext:value-type="float">
            <text:p>0.1333001</text:p>
          </table:table-cell>
          <table:table-cell office:value-type="float" office:value="0.3480998" calcext:value-type="float">
            <text:p>0.348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5" calcext:value-type="float">
            <text:p>0.0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4136004" calcext:value-type="float">
            <text:p>0.4136004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29998" calcext:value-type="float">
            <text:p>0.014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1:.AG131])" office:value-type="float" office:value="0.96230028" calcext:value-type="float">
            <text:p>0.96230028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214001" calcext:value-type="float">
            <text:p>0.1214001</text:p>
          </table:table-cell>
          <table:table-cell office:value-type="float" office:value="0.2941999" calcext:value-type="float">
            <text:p>0.294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9" calcext:value-type="float">
            <text:p>0.0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69999" calcext:value-type="float">
            <text:p>0.061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2:.AG132])" office:value-type="float" office:value="0.6206999901" calcext:value-type="float">
            <text:p>0.620699990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3725999" calcext:value-type="float">
            <text:p>0.372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7" calcext:value-type="float">
            <text:p>0.0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8500006" calcext:value-type="float">
            <text:p>0.08500006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29999" calcext:value-type="float">
            <text:p>0.042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3:.AG133])" office:value-type="float" office:value="0.65069995" calcext:value-type="float">
            <text:p>0.65069995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108001" calcext:value-type="float">
            <text:p>0.1108001</text:p>
          </table:table-cell>
          <table:table-cell office:value-type="float" office:value="0.3674998" calcext:value-type="float">
            <text:p>0.367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1" calcext:value-type="float">
            <text:p>0.01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6500026" calcext:value-type="float">
            <text:p>0.06500026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80001" calcext:value-type="float">
            <text:p>0.044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4:.AG134])" office:value-type="float" office:value="0.61620017" calcext:value-type="float">
            <text:p>0.61620017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058001" calcext:value-type="float">
            <text:p>0.1058001</text:p>
          </table:table-cell>
          <table:table-cell office:value-type="float" office:value="0.2992999" calcext:value-type="float">
            <text:p>0.299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00001" calcext:value-type="float">
            <text:p>0.009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1036002" calcext:value-type="float">
            <text:p>0.103600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30002" calcext:value-type="float">
            <text:p>0.053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5:.AG135])" office:value-type="float" office:value="0.599400221" calcext:value-type="float">
            <text:p>0.59940022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621001" calcext:value-type="float">
            <text:p>0.1621001</text:p>
          </table:table-cell>
          <table:table-cell office:value-type="float" office:value="0.3053999" calcext:value-type="float">
            <text:p>0.305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600001" calcext:value-type="float">
            <text:p>0.005600001</text:p>
          </table:table-cell>
          <table:table-cell office:value-type="float" office:value="0.06820012" calcext:value-type="float">
            <text:p>0.0682001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20001" calcext:value-type="float">
            <text:p>0.016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6:.AG136])" office:value-type="float" office:value="0.580400131" calcext:value-type="float">
            <text:p>0.58040013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8980005" calcext:value-type="float">
            <text:p>0.08980005</text:p>
          </table:table-cell>
          <table:table-cell office:value-type="float" office:value="0.3386999" calcext:value-type="float">
            <text:p>0.338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1" calcext:value-type="float">
            <text:p>0.0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5523999" calcext:value-type="float">
            <text:p>0.5523999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7:.AG137])" office:value-type="float" office:value="1.04679985" calcext:value-type="float">
            <text:p>1.0467998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246001" calcext:value-type="float">
            <text:p>0.1246001</text:p>
          </table:table-cell>
          <table:table-cell office:value-type="float" office:value="0.2934999" calcext:value-type="float">
            <text:p>0.293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3" calcext:value-type="float">
            <text:p>0.0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00001" calcext:value-type="float">
            <text:p>0.0097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8280028" calcext:value-type="float">
            <text:p>0.08280028</text:p>
          </table:table-cell>
          <table:table-cell office:value-type="float" office:value="0.006500001" calcext:value-type="float">
            <text:p>0.006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69998" calcext:value-type="float">
            <text:p>0.047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8:.AG138])" office:value-type="float" office:value="0.589100262" calcext:value-type="float">
            <text:p>0.589100262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081" calcext:value-type="float">
            <text:p>0.1081</text:p>
          </table:table-cell>
          <table:table-cell office:value-type="float" office:value="0.3034998" calcext:value-type="float">
            <text:p>0.303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6350014" calcext:value-type="float">
            <text:p>0.0635001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00002" calcext:value-type="float">
            <text:p>0.058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9:.AG139])" office:value-type="float" office:value="0.56129996" calcext:value-type="float">
            <text:p>0.56129996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342001" calcext:value-type="float">
            <text:p>0.1342001</text:p>
          </table:table-cell>
          <table:table-cell office:value-type="float" office:value="0.3077" calcext:value-type="float">
            <text:p>0.3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700001" calcext:value-type="float">
            <text:p>0.008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45001" calcext:value-type="float">
            <text:p>0.074500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20003" calcext:value-type="float">
            <text:p>0.0652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0:.AG140])" office:value-type="float" office:value="0.607400231" calcext:value-type="float">
            <text:p>0.60740023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141001" calcext:value-type="float">
            <text:p>0.1141001</text:p>
          </table:table-cell>
          <table:table-cell office:value-type="float" office:value="0.255" calcext:value-type="float">
            <text:p>0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9299999" calcext:value-type="float">
            <text:p>0.009299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7" calcext:value-type="float">
            <text:p>0.0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1244003" calcext:value-type="float">
            <text:p>0.1244003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10001" calcext:value-type="float">
            <text:p>0.029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1:.AG141])" office:value-type="float" office:value="0.574400409" calcext:value-type="float">
            <text:p>0.57440040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095001" calcext:value-type="float">
            <text:p>0.1095001</text:p>
          </table:table-cell>
          <table:table-cell office:value-type="float" office:value="0.254" calcext:value-type="float">
            <text:p>0.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800002" calcext:value-type="float">
            <text:p>0.0088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9340003" calcext:value-type="float">
            <text:p>0.0934000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10001" calcext:value-type="float">
            <text:p>0.040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2:.AG142])" office:value-type="float" office:value="0.522300142" calcext:value-type="float">
            <text:p>0.522300142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172001" calcext:value-type="float">
            <text:p>0.1172001</text:p>
          </table:table-cell>
          <table:table-cell office:value-type="float" office:value="0.2779" calcext:value-type="float">
            <text:p>0.2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311" calcext:value-type="float">
            <text:p>0.0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8" calcext:value-type="float">
            <text:p>0.0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2461" calcext:value-type="float">
            <text:p>0.246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6" calcext:value-type="float">
            <text:p>0.0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3:.AG143])" office:value-type="float" office:value="0.7746001001" calcext:value-type="float">
            <text:p>0.774600100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319001" calcext:value-type="float">
            <text:p>0.1319001</text:p>
          </table:table-cell>
          <table:table-cell office:value-type="float" office:value="0.2957997" calcext:value-type="float">
            <text:p>0.2957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7480008" calcext:value-type="float">
            <text:p>0.07480008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20004" calcext:value-type="float">
            <text:p>0.0532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4:.AG144])" office:value-type="float" office:value="0.59439992" calcext:value-type="float">
            <text:p>0.5943999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2707998" calcext:value-type="float">
            <text:p>0.270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00001" calcext:value-type="float">
            <text:p>0.004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2" calcext:value-type="float">
            <text:p>0.0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1316002" calcext:value-type="float">
            <text:p>0.1316002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10002" calcext:value-type="float">
            <text:p>0.019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5:.AG145])" office:value-type="float" office:value="0.579700021" calcext:value-type="float">
            <text:p>0.579700021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8880008" calcext:value-type="float">
            <text:p>0.08880008</text:p>
          </table:table-cell>
          <table:table-cell office:value-type="float" office:value="0.262" calcext:value-type="float">
            <text:p>0.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99999" calcext:value-type="float">
            <text:p>0.0092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1900001" calcext:value-type="float">
            <text:p>0.190000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79998" calcext:value-type="float">
            <text:p>0.049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6:.AG146])" office:value-type="float" office:value="0.614300159" calcext:value-type="float">
            <text:p>0.614300159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318001" calcext:value-type="float">
            <text:p>0.1318001</text:p>
          </table:table-cell>
          <table:table-cell office:value-type="float" office:value="0.3430998" calcext:value-type="float">
            <text:p>0.343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6" calcext:value-type="float">
            <text:p>0.0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180021" calcext:value-type="float">
            <text:p>0.0818002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19998" calcext:value-type="float">
            <text:p>0.034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7:.AG147])" office:value-type="float" office:value="0.62010009" calcext:value-type="float">
            <text:p>0.62010009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440001" calcext:value-type="float">
            <text:p>0.1440001</text:p>
          </table:table-cell>
          <table:table-cell office:value-type="float" office:value="0.2854998" calcext:value-type="float">
            <text:p>0.285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600001" calcext:value-type="float">
            <text:p>0.005600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9" calcext:value-type="float">
            <text:p>0.0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300001" calcext:value-type="float">
            <text:p>0.00830000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2725001" calcext:value-type="float">
            <text:p>0.272500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00004" calcext:value-type="float">
            <text:p>0.0330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8:.AG148])" office:value-type="float" office:value="0.795200042" calcext:value-type="float">
            <text:p>0.795200042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2694999" calcext:value-type="float">
            <text:p>0.269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1" calcext:value-type="float">
            <text:p>0.0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6880005" calcext:value-type="float">
            <text:p>0.06880005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40001" calcext:value-type="float">
            <text:p>0.014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9:.AG149])" office:value-type="float" office:value="0.50009996" calcext:value-type="float">
            <text:p>0.50009996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9240008" calcext:value-type="float">
            <text:p>0.09240008</text:p>
          </table:table-cell>
          <table:table-cell office:value-type="float" office:value="0.2418001" calcext:value-type="float">
            <text:p>0.241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1725001" calcext:value-type="float">
            <text:p>0.1725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00001" calcext:value-type="float">
            <text:p>0.0051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00001" calcext:value-type="float">
            <text:p>0.009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800001" calcext:value-type="float">
            <text:p>0.006800001</text:p>
          </table:table-cell>
          <table:table-cell office:value-type="float" office:value="0.08320031" calcext:value-type="float">
            <text:p>0.0832003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20004" calcext:value-type="float">
            <text:p>0.0292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0:.AG150])" office:value-type="float" office:value="0.650400633" calcext:value-type="float">
            <text:p>0.650400633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9980009" calcext:value-type="float">
            <text:p>0.09980009</text:p>
          </table:table-cell>
          <table:table-cell office:value-type="float" office:value="0.2099001" calcext:value-type="float">
            <text:p>0.209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99999" calcext:value-type="float">
            <text:p>0.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000001" calcext:value-type="float">
            <text:p>0.004000001</text:p>
          </table:table-cell>
          <table:table-cell office:value-type="float" office:value="0.147" calcext:value-type="float">
            <text:p>0.14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00001" calcext:value-type="float">
            <text:p>0.03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1:.AG151])" office:value-type="float" office:value="0.5152002" calcext:value-type="float">
            <text:p>0.5152002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350007" calcext:value-type="float">
            <text:p>0.08350007</text:p>
          </table:table-cell>
          <table:table-cell office:value-type="float" office:value="0.1881" calcext:value-type="float">
            <text:p>0.1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00001" calcext:value-type="float">
            <text:p>0.007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834998" calcext:value-type="float">
            <text:p>0.083499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90001" calcext:value-type="float">
            <text:p>0.040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2:.AG152])" office:value-type="float" office:value="0.415999881" calcext:value-type="float">
            <text:p>0.41599988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8290008" calcext:value-type="float">
            <text:p>0.08290008</text:p>
          </table:table-cell>
          <table:table-cell office:value-type="float" office:value="0.2174001" calcext:value-type="float">
            <text:p>0.217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700001" calcext:value-type="float">
            <text:p>0.008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557999" calcext:value-type="float">
            <text:p>0.1557999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80002" calcext:value-type="float">
            <text:p>0.023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3:.AG153])" office:value-type="float" office:value="0.504200101" calcext:value-type="float">
            <text:p>0.50420010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9770004" calcext:value-type="float">
            <text:p>0.09770004</text:p>
          </table:table-cell>
          <table:table-cell office:value-type="float" office:value="0.2514001" calcext:value-type="float">
            <text:p>0.251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6769995" calcext:value-type="float">
            <text:p>0.06769995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9" calcext:value-type="float">
            <text:p>0.0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4:.AG154])" office:value-type="float" office:value="0.47510009" calcext:value-type="float">
            <text:p>0.47510009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9000006" calcext:value-type="float">
            <text:p>0.09000006</text:p>
          </table:table-cell>
          <table:table-cell office:value-type="float" office:value="0.2181001" calcext:value-type="float">
            <text:p>0.218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00001" calcext:value-type="float">
            <text:p>0.009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618003" calcext:value-type="float">
            <text:p>0.1618003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69999" calcext:value-type="float">
            <text:p>0.039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5:.AG155])" office:value-type="float" office:value="0.535100451" calcext:value-type="float">
            <text:p>0.53510045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072001" calcext:value-type="float">
            <text:p>0.1072001</text:p>
          </table:table-cell>
          <table:table-cell office:value-type="float" office:value="0.2434" calcext:value-type="float">
            <text:p>0.2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6" calcext:value-type="float">
            <text:p>0.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9" calcext:value-type="float">
            <text:p>0.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6589998" calcext:value-type="float">
            <text:p>0.06589998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70001" calcext:value-type="float">
            <text:p>0.028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6:.AG156])" office:value-type="float" office:value="0.47670009" calcext:value-type="float">
            <text:p>0.47670009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137001" calcext:value-type="float">
            <text:p>0.1137001</text:p>
          </table:table-cell>
          <table:table-cell office:value-type="float" office:value="0.2464001" calcext:value-type="float">
            <text:p>0.246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1354001" calcext:value-type="float">
            <text:p>0.135400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59998" calcext:value-type="float">
            <text:p>0.049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7:.AG157])" office:value-type="float" office:value="0.574100281" calcext:value-type="float">
            <text:p>0.57410028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051001" calcext:value-type="float">
            <text:p>0.1051001</text:p>
          </table:table-cell>
          <table:table-cell office:value-type="float" office:value="0.2417" calcext:value-type="float">
            <text:p>0.2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6" calcext:value-type="float">
            <text:p>0.0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6920019" calcext:value-type="float">
            <text:p>0.06920019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" calcext:value-type="float">
            <text:p>0.0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8:.AG158])" office:value-type="float" office:value="0.47430029" calcext:value-type="float">
            <text:p>0.47430029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050001" calcext:value-type="float">
            <text:p>0.1050001</text:p>
          </table:table-cell>
          <table:table-cell office:value-type="float" office:value="0.3310997" calcext:value-type="float">
            <text:p>0.3310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1" calcext:value-type="float">
            <text:p>0.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4207001" calcext:value-type="float">
            <text:p>0.4207001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2" calcext:value-type="float">
            <text:p>0.0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9:.AG159])" office:value-type="float" office:value="0.9157999" calcext:value-type="float">
            <text:p>0.9157999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9360005" calcext:value-type="float">
            <text:p>0.09360005</text:p>
          </table:table-cell>
          <table:table-cell office:value-type="float" office:value="0.2728999" calcext:value-type="float">
            <text:p>0.272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5" calcext:value-type="float">
            <text:p>0.00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" calcext:value-type="float">
            <text:p>0.01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1477001" calcext:value-type="float">
            <text:p>0.147700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59998" calcext:value-type="float">
            <text:p>0.038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0:.AG160])" office:value-type="float" office:value="0.59560003" calcext:value-type="float">
            <text:p>0.59560003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8150008" calcext:value-type="float">
            <text:p>0.08150008</text:p>
          </table:table-cell>
          <table:table-cell office:value-type="float" office:value="0.2004" calcext:value-type="float">
            <text:p>0.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99999" calcext:value-type="float">
            <text:p>0.04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1:.AG161])" office:value-type="float" office:value="0.48300007" calcext:value-type="float">
            <text:p>0.48300007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8960008" calcext:value-type="float">
            <text:p>0.08960008</text:p>
          </table:table-cell>
          <table:table-cell office:value-type="float" office:value="0.2306001" calcext:value-type="float">
            <text:p>0.230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000001" calcext:value-type="float">
            <text:p>0.004000001</text:p>
          </table:table-cell>
          <table:table-cell office:value-type="float" office:value="0.05579991" calcext:value-type="float">
            <text:p>0.0557999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9998" calcext:value-type="float">
            <text:p>0.048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2:.AG162])" office:value-type="float" office:value="0.448800071" calcext:value-type="float">
            <text:p>0.448800071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8680008" calcext:value-type="float">
            <text:p>0.08680008</text:p>
          </table:table-cell>
          <table:table-cell office:value-type="float" office:value="0.2131001" calcext:value-type="float">
            <text:p>0.213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6" calcext:value-type="float">
            <text:p>0.0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1455999" calcext:value-type="float">
            <text:p>0.1455999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00002" calcext:value-type="float">
            <text:p>0.038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3:.AG163])" office:value-type="float" office:value="0.5050001" calcext:value-type="float">
            <text:p>0.505000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8490007" calcext:value-type="float">
            <text:p>0.08490007</text:p>
          </table:table-cell>
          <table:table-cell office:value-type="float" office:value="0.1968" calcext:value-type="float">
            <text:p>0.1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00001" calcext:value-type="float">
            <text:p>0.007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7309993" calcext:value-type="float">
            <text:p>0.07309993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70001" calcext:value-type="float">
            <text:p>0.031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4:.AG164])" office:value-type="float" office:value="0.406900011" calcext:value-type="float">
            <text:p>0.40690001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9800006" calcext:value-type="float">
            <text:p>0.09800006</text:p>
          </table:table-cell>
          <table:table-cell office:value-type="float" office:value="0.1932001" calcext:value-type="float">
            <text:p>0.193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99999" calcext:value-type="float">
            <text:p>0.0076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1273998" calcext:value-type="float">
            <text:p>0.1273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30001" calcext:value-type="float">
            <text:p>0.053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5:.AG165])" office:value-type="float" office:value="0.491899969" calcext:value-type="float">
            <text:p>0.491899969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054001" calcext:value-type="float">
            <text:p>0.1054001</text:p>
          </table:table-cell>
          <table:table-cell office:value-type="float" office:value="0.2326001" calcext:value-type="float">
            <text:p>0.23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800001" calcext:value-type="float">
            <text:p>0.003800001</text:p>
          </table:table-cell>
          <table:table-cell office:value-type="float" office:value="0.05049993" calcext:value-type="float">
            <text:p>0.0504999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39999" calcext:value-type="float">
            <text:p>0.033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6:.AG166])" office:value-type="float" office:value="0.445400121" calcext:value-type="float">
            <text:p>0.445400121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7900009" calcext:value-type="float">
            <text:p>0.07900009</text:p>
          </table:table-cell>
          <table:table-cell office:value-type="float" office:value="0.2126001" calcext:value-type="float">
            <text:p>0.21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1" calcext:value-type="float">
            <text:p>0.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800001" calcext:value-type="float">
            <text:p>0.003800001</text:p>
          </table:table-cell>
          <table:table-cell office:value-type="float" office:value="0.1588998" calcext:value-type="float">
            <text:p>0.158899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29999" calcext:value-type="float">
            <text:p>0.037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7:.AG167])" office:value-type="float" office:value="0.511299981" calcext:value-type="float">
            <text:p>0.51129998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9540006" calcext:value-type="float">
            <text:p>0.09540006</text:p>
          </table:table-cell>
          <table:table-cell office:value-type="float" office:value="0.1925001" calcext:value-type="float">
            <text:p>0.192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800001" calcext:value-type="float">
            <text:p>0.003800001</text:p>
          </table:table-cell>
          <table:table-cell office:value-type="float" office:value="0.1099998" calcext:value-type="float">
            <text:p>0.109999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00002" calcext:value-type="float">
            <text:p>0.025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8:.AG168])" office:value-type="float" office:value="0.443699981" calcext:value-type="float">
            <text:p>0.44369998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8810008" calcext:value-type="float">
            <text:p>0.08810008</text:p>
          </table:table-cell>
          <table:table-cell office:value-type="float" office:value="0.2026" calcext:value-type="float">
            <text:p>0.2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800001" calcext:value-type="float">
            <text:p>0.003800001</text:p>
          </table:table-cell>
          <table:table-cell office:value-type="float" office:value="0.06550002" calcext:value-type="float">
            <text:p>0.0655000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49999" calcext:value-type="float">
            <text:p>0.058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9:.AG169])" office:value-type="float" office:value="0.439000091" calcext:value-type="float">
            <text:p>0.439000091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161001" calcext:value-type="float">
            <text:p>0.1161001</text:p>
          </table:table-cell>
          <table:table-cell office:value-type="float" office:value="0.2127001" calcext:value-type="float">
            <text:p>0.212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5" calcext:value-type="float">
            <text:p>0.0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000001" calcext:value-type="float">
            <text:p>0.004000001</text:p>
          </table:table-cell>
          <table:table-cell office:value-type="float" office:value="0.1163" calcext:value-type="float">
            <text:p>0.1163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29999" calcext:value-type="float">
            <text:p>0.026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0:.AG170])" office:value-type="float" office:value="0.495100191" calcext:value-type="float">
            <text:p>0.49510019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7730009" calcext:value-type="float">
            <text:p>0.07730009</text:p>
          </table:table-cell>
          <table:table-cell office:value-type="float" office:value="0.2328001" calcext:value-type="float">
            <text:p>0.232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00002" calcext:value-type="float">
            <text:p>0.0072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7659989" calcext:value-type="float">
            <text:p>0.07659989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5" calcext:value-type="float">
            <text:p>0.0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1:.AG171])" office:value-type="float" office:value="0.439800082" calcext:value-type="float">
            <text:p>0.439800082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7710008" calcext:value-type="float">
            <text:p>0.07710008</text:p>
          </table:table-cell>
          <table:table-cell office:value-type="float" office:value="0.2455001" calcext:value-type="float">
            <text:p>0.245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" calcext:value-type="float">
            <text:p>0.0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6079988" calcext:value-type="float">
            <text:p>0.0607998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80001" calcext:value-type="float">
            <text:p>0.052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2:.AG172])" office:value-type="float" office:value="0.47020007" calcext:value-type="float">
            <text:p>0.47020007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810001" calcext:value-type="float">
            <text:p>0.0810001</text:p>
          </table:table-cell>
          <table:table-cell office:value-type="float" office:value="0.1886" calcext:value-type="float">
            <text:p>0.1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00001" calcext:value-type="float">
            <text:p>0.007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1936997" calcext:value-type="float">
            <text:p>0.1936997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39998" calcext:value-type="float">
            <text:p>0.024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3:.AG173])" office:value-type="float" office:value="0.509299781" calcext:value-type="float">
            <text:p>0.50929978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8350011" calcext:value-type="float">
            <text:p>0.08350011</text:p>
          </table:table-cell>
          <table:table-cell office:value-type="float" office:value="0.2153001" calcext:value-type="float">
            <text:p>0.215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600002" calcext:value-type="float">
            <text:p>0.0086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5871001" calcext:value-type="float">
            <text:p>0.587100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29998" calcext:value-type="float">
            <text:p>0.066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4:.AG174])" office:value-type="float" office:value="0.9763002921" calcext:value-type="float">
            <text:p>0.976300292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188001" calcext:value-type="float">
            <text:p>0.1188001</text:p>
          </table:table-cell>
          <table:table-cell office:value-type="float" office:value="0.2198001" calcext:value-type="float">
            <text:p>0.219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4" calcext:value-type="float">
            <text:p>0.0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5980001" calcext:value-type="float">
            <text:p>0.0598000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79999" calcext:value-type="float">
            <text:p>0.037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5:.AG175])" office:value-type="float" office:value="0.4650002" calcext:value-type="float">
            <text:p>0.4650002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7630006" calcext:value-type="float">
            <text:p>0.07630006</text:p>
          </table:table-cell>
          <table:table-cell office:value-type="float" office:value="0.2760999" calcext:value-type="float">
            <text:p>0.276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6" calcext:value-type="float">
            <text:p>0.0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000001" calcext:value-type="float">
            <text:p>0.004000001</text:p>
          </table:table-cell>
          <table:table-cell office:value-type="float" office:value="0.05939991" calcext:value-type="float">
            <text:p>0.0593999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2" calcext:value-type="float">
            <text:p>0.0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6:.AG176])" office:value-type="float" office:value="0.513499871" calcext:value-type="float">
            <text:p>0.51349987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9810009" calcext:value-type="float">
            <text:p>0.09810009</text:p>
          </table:table-cell>
          <table:table-cell office:value-type="float" office:value="0.2044" calcext:value-type="float">
            <text:p>0.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00001" calcext:value-type="float">
            <text:p>0.007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000001" calcext:value-type="float">
            <text:p>0.004000001</text:p>
          </table:table-cell>
          <table:table-cell office:value-type="float" office:value="0.1415999" calcext:value-type="float">
            <text:p>0.141599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3" calcext:value-type="float">
            <text:p>0.0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7:.AG177])" office:value-type="float" office:value="0.500599992" calcext:value-type="float">
            <text:p>0.500599992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8440008" calcext:value-type="float">
            <text:p>0.08440008</text:p>
          </table:table-cell>
          <table:table-cell office:value-type="float" office:value="0.177" calcext:value-type="float">
            <text:p>0.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00001" calcext:value-type="float">
            <text:p>0.009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7040002" calcext:value-type="float">
            <text:p>0.0704000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0001" calcext:value-type="float">
            <text:p>0.040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8:.AG178])" office:value-type="float" office:value="0.397000111" calcext:value-type="float">
            <text:p>0.397000111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9340008" calcext:value-type="float">
            <text:p>0.09340008</text:p>
          </table:table-cell>
          <table:table-cell office:value-type="float" office:value="0.1946001" calcext:value-type="float">
            <text:p>0.194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00001" calcext:value-type="float">
            <text:p>0.008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9:.AG179])" office:value-type="float" office:value="0.482700181" calcext:value-type="float">
            <text:p>0.482700181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9620008" calcext:value-type="float">
            <text:p>0.09620008</text:p>
          </table:table-cell>
          <table:table-cell office:value-type="float" office:value="0.1978001" calcext:value-type="float">
            <text:p>0.197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400001" calcext:value-type="float">
            <text:p>0.008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6879991" calcext:value-type="float">
            <text:p>0.0687999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4" calcext:value-type="float">
            <text:p>0.0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0:.AG180])" office:value-type="float" office:value="0.416000091" calcext:value-type="float">
            <text:p>0.41600009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024001" calcext:value-type="float">
            <text:p>0.1024001</text:p>
          </table:table-cell>
          <table:table-cell office:value-type="float" office:value="0.2101001" calcext:value-type="float">
            <text:p>0.21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5" calcext:value-type="float">
            <text:p>0.0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1077999" calcext:value-type="float">
            <text:p>0.107799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60001" calcext:value-type="float">
            <text:p>0.050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1:.AG181])" office:value-type="float" office:value="0.49200011" calcext:value-type="float">
            <text:p>0.49200011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810001" calcext:value-type="float">
            <text:p>0.0810001</text:p>
          </table:table-cell>
          <table:table-cell office:value-type="float" office:value="0.2234001" calcext:value-type="float">
            <text:p>0.223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99999" calcext:value-type="float">
            <text:p>0.0097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7100002" calcext:value-type="float">
            <text:p>0.0710000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4" calcext:value-type="float">
            <text:p>0.0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2:.AG182])" office:value-type="float" office:value="0.447000219" calcext:value-type="float">
            <text:p>0.44700021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831001" calcext:value-type="float">
            <text:p>0.0831001</text:p>
          </table:table-cell>
          <table:table-cell office:value-type="float" office:value="0.2112001" calcext:value-type="float">
            <text:p>0.211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1539999" calcext:value-type="float">
            <text:p>0.15399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4" calcext:value-type="float">
            <text:p>0.0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3:.AG183])" office:value-type="float" office:value="0.5089001" calcext:value-type="float">
            <text:p>0.508900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8320008" calcext:value-type="float">
            <text:p>0.08320008</text:p>
          </table:table-cell>
          <table:table-cell office:value-type="float" office:value="0.2081" calcext:value-type="float">
            <text:p>0.2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800001" calcext:value-type="float">
            <text:p>0.003800001</text:p>
          </table:table-cell>
          <table:table-cell office:value-type="float" office:value="0.0460998" calcext:value-type="float">
            <text:p>0.0460998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2" calcext:value-type="float">
            <text:p>0.0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4:.AG184])" office:value-type="float" office:value="0.395599881" calcext:value-type="float">
            <text:p>0.39559988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7710009" calcext:value-type="float">
            <text:p>0.07710009</text:p>
          </table:table-cell>
          <table:table-cell office:value-type="float" office:value="0.2091001" calcext:value-type="float">
            <text:p>0.209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00001" calcext:value-type="float">
            <text:p>0.009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800001" calcext:value-type="float">
            <text:p>0.003800001</text:p>
          </table:table-cell>
          <table:table-cell office:value-type="float" office:value="0.1601998" calcext:value-type="float">
            <text:p>0.160199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29999" calcext:value-type="float">
            <text:p>0.034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5:.AG185])" office:value-type="float" office:value="0.502899982" calcext:value-type="float">
            <text:p>0.502899982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8190008" calcext:value-type="float">
            <text:p>0.08190008</text:p>
          </table:table-cell>
          <table:table-cell office:value-type="float" office:value="0.2004001" calcext:value-type="float">
            <text:p>0.200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00001" calcext:value-type="float">
            <text:p>0.007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6269988" calcext:value-type="float">
            <text:p>0.0626998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3" calcext:value-type="float">
            <text:p>0.0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6:.AG186])" office:value-type="float" office:value="0.381500061" calcext:value-type="float">
            <text:p>0.381500061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8280008" calcext:value-type="float">
            <text:p>0.08280008</text:p>
          </table:table-cell>
          <table:table-cell office:value-type="float" office:value="0.2684999" calcext:value-type="float">
            <text:p>0.268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400002" calcext:value-type="float">
            <text:p>0.0094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5" calcext:value-type="float">
            <text:p>0.0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7:.AG187])" office:value-type="float" office:value="0.509999982" calcext:value-type="float">
            <text:p>0.509999982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8810008" calcext:value-type="float">
            <text:p>0.08810008</text:p>
          </table:table-cell>
          <table:table-cell office:value-type="float" office:value="0.2422001" calcext:value-type="float">
            <text:p>0.242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9" calcext:value-type="float">
            <text:p>0.0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269" calcext:value-type="float">
            <text:p>0.269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5" calcext:value-type="float">
            <text:p>0.0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8:.AG188])" office:value-type="float" office:value="0.67190018" calcext:value-type="float">
            <text:p>0.67190018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8410008" calcext:value-type="float">
            <text:p>0.08410008</text:p>
          </table:table-cell>
          <table:table-cell office:value-type="float" office:value="0.2371" calcext:value-type="float">
            <text:p>0.2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00001" calcext:value-type="float">
            <text:p>0.008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8030032" calcext:value-type="float">
            <text:p>0.08030032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69998" calcext:value-type="float">
            <text:p>0.032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9:.AG189])" office:value-type="float" office:value="0.635500381" calcext:value-type="float">
            <text:p>0.635500381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018001" calcext:value-type="float">
            <text:p>0.1018001</text:p>
          </table:table-cell>
          <table:table-cell office:value-type="float" office:value="0.2242001" calcext:value-type="float">
            <text:p>0.224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900001" calcext:value-type="float">
            <text:p>0.009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731003" calcext:value-type="float">
            <text:p>0.1731003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99999" calcext:value-type="float">
            <text:p>0.044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0:.AG190])" office:value-type="float" office:value="0.569500491" calcext:value-type="float">
            <text:p>0.56950049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9660008" calcext:value-type="float">
            <text:p>0.09660008</text:p>
          </table:table-cell>
          <table:table-cell office:value-type="float" office:value="0.2168" calcext:value-type="float">
            <text:p>0.2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00002" calcext:value-type="float">
            <text:p>0.0097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6029999" calcext:value-type="float">
            <text:p>0.06029999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70001" calcext:value-type="float">
            <text:p>0.035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1:.AG191])" office:value-type="float" office:value="0.435600082" calcext:value-type="float">
            <text:p>0.435600082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9210009" calcext:value-type="float">
            <text:p>0.09210009</text:p>
          </table:table-cell>
          <table:table-cell office:value-type="float" office:value="0.2098" calcext:value-type="float">
            <text:p>0.2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3" calcext:value-type="float">
            <text:p>0.0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2176001" calcext:value-type="float">
            <text:p>0.2176001</text:p>
          </table:table-cell>
          <table:table-cell office:value-type="float" office:value="0.0035" calcext:value-type="float">
            <text:p>0.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99999" calcext:value-type="float">
            <text:p>0.027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2:.AG192])" office:value-type="float" office:value="0.58060018" calcext:value-type="float">
            <text:p>0.58060018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9240005" calcext:value-type="float">
            <text:p>0.09240005</text:p>
          </table:table-cell>
          <table:table-cell office:value-type="float" office:value="0.2104" calcext:value-type="float">
            <text:p>0.2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629992" calcext:value-type="float">
            <text:p>0.0662999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20001" calcext:value-type="float">
            <text:p>0.046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3:.AG193])" office:value-type="float" office:value="0.44159998" calcext:value-type="float">
            <text:p>0.44159998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8930005" calcext:value-type="float">
            <text:p>0.08930005</text:p>
          </table:table-cell>
          <table:table-cell office:value-type="float" office:value="0.2044001" calcext:value-type="float">
            <text:p>0.204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8" calcext:value-type="float">
            <text:p>0.0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70001" calcext:value-type="float">
            <text:p>0.029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4:.AG194])" office:value-type="float" office:value="0.52730016" calcext:value-type="float">
            <text:p>0.52730016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8710006" calcext:value-type="float">
            <text:p>0.08710006</text:p>
          </table:table-cell>
          <table:table-cell office:value-type="float" office:value="0.2072001" calcext:value-type="float">
            <text:p>0.207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" calcext:value-type="float">
            <text:p>0.0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6509998" calcext:value-type="float">
            <text:p>0.06509998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7" calcext:value-type="float">
            <text:p>0.0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5:.AG195])" office:value-type="float" office:value="0.41460014" calcext:value-type="float">
            <text:p>0.41460014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8720008" calcext:value-type="float">
            <text:p>0.08720008</text:p>
          </table:table-cell>
          <table:table-cell office:value-type="float" office:value="0.2127001" calcext:value-type="float">
            <text:p>0.212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5" calcext:value-type="float">
            <text:p>0.0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1787002" calcext:value-type="float">
            <text:p>0.178700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59999" calcext:value-type="float">
            <text:p>0.042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6:.AG196])" office:value-type="float" office:value="0.54780037" calcext:value-type="float">
            <text:p>0.54780037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017001" calcext:value-type="float">
            <text:p>0.1017001</text:p>
          </table:table-cell>
          <table:table-cell office:value-type="float" office:value="0.2375001" calcext:value-type="float">
            <text:p>0.237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3" calcext:value-type="float">
            <text:p>0.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5369988" calcext:value-type="float">
            <text:p>0.0536998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2" calcext:value-type="float">
            <text:p>0.0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7:.AG197])" office:value-type="float" office:value="0.45600008" calcext:value-type="float">
            <text:p>0.45600008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8110007" calcext:value-type="float">
            <text:p>0.08110007</text:p>
          </table:table-cell>
          <table:table-cell office:value-type="float" office:value="0.2074001" calcext:value-type="float">
            <text:p>0.207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00001" calcext:value-type="float">
            <text:p>0.009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1723999" calcext:value-type="float">
            <text:p>0.1723999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49997" calcext:value-type="float">
            <text:p>0.0314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8:.AG198])" office:value-type="float" office:value="0.516100041" calcext:value-type="float">
            <text:p>0.516100041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044001" calcext:value-type="float">
            <text:p>0.1044001</text:p>
          </table:table-cell>
          <table:table-cell office:value-type="float" office:value="0.2052001" calcext:value-type="float">
            <text:p>0.205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" calcext:value-type="float">
            <text:p>0.0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5069995" calcext:value-type="float">
            <text:p>0.05069995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49999" calcext:value-type="float">
            <text:p>0.033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9:.AG199])" office:value-type="float" office:value="0.41300014" calcext:value-type="float">
            <text:p>0.41300014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9470008" calcext:value-type="float">
            <text:p>0.09470008</text:p>
          </table:table-cell>
          <table:table-cell office:value-type="float" office:value="0.1910001" calcext:value-type="float">
            <text:p>0.19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3" calcext:value-type="float">
            <text:p>0.0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1783002" calcext:value-type="float">
            <text:p>0.178300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40004" calcext:value-type="float">
            <text:p>0.0514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0:.AG200])" office:value-type="float" office:value="0.53620042" calcext:value-type="float">
            <text:p>0.53620042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9590014" calcext:value-type="float">
            <text:p>0.09590014</text:p>
          </table:table-cell>
          <table:table-cell office:value-type="float" office:value="0.1872001" calcext:value-type="float">
            <text:p>0.187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" calcext:value-type="float">
            <text:p>0.0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1.000401" calcext:value-type="float">
            <text:p>1.00040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60003" calcext:value-type="float">
            <text:p>0.0166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1:.AG201])" office:value-type="float" office:value="1.3243012701" calcext:value-type="float">
            <text:p>1.324301270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9800013" calcext:value-type="float">
            <text:p>0.09800013</text:p>
          </table:table-cell>
          <table:table-cell office:value-type="float" office:value="0.2547999" calcext:value-type="float">
            <text:p>0.254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3" calcext:value-type="float">
            <text:p>0.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6499989" calcext:value-type="float">
            <text:p>0.06499989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80001" calcext:value-type="float">
            <text:p>0.033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2:.AG202])" office:value-type="float" office:value="0.47989993" calcext:value-type="float">
            <text:p>0.47989993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8240008" calcext:value-type="float">
            <text:p>0.08240008</text:p>
          </table:table-cell>
          <table:table-cell office:value-type="float" office:value="0.2509" calcext:value-type="float">
            <text:p>0.2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5" calcext:value-type="float">
            <text:p>0.0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1517002" calcext:value-type="float">
            <text:p>0.151700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70001" calcext:value-type="float">
            <text:p>0.028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3:.AG203])" office:value-type="float" office:value="0.53790029" calcext:value-type="float">
            <text:p>0.53790029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8350008" calcext:value-type="float">
            <text:p>0.08350008</text:p>
          </table:table-cell>
          <table:table-cell office:value-type="float" office:value="0.1860001" calcext:value-type="float">
            <text:p>0.18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00001" calcext:value-type="float">
            <text:p>0.007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6039996" calcext:value-type="float">
            <text:p>0.06039996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4" calcext:value-type="float">
            <text:p>0.0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4:.AG204])" office:value-type="float" office:value="0.395600141" calcext:value-type="float">
            <text:p>0.39560014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8050008" calcext:value-type="float">
            <text:p>0.08050008</text:p>
          </table:table-cell>
          <table:table-cell office:value-type="float" office:value="0.2090001" calcext:value-type="float">
            <text:p>0.20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1560998" calcext:value-type="float">
            <text:p>0.156099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90002" calcext:value-type="float">
            <text:p>0.032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5:.AG205])" office:value-type="float" office:value="0.4992" calcext:value-type="float">
            <text:p>0.4992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9280009" calcext:value-type="float">
            <text:p>0.09280009</text:p>
          </table:table-cell>
          <table:table-cell office:value-type="float" office:value="0.2003" calcext:value-type="float">
            <text:p>0.2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000001" calcext:value-type="float">
            <text:p>0.007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971999" calcext:value-type="float">
            <text:p>0.097199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59999" calcext:value-type="float">
            <text:p>0.036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6:.AG206])" office:value-type="float" office:value="0.448399981" calcext:value-type="float">
            <text:p>0.44839998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041001" calcext:value-type="float">
            <text:p>0.1041001</text:p>
          </table:table-cell>
          <table:table-cell office:value-type="float" office:value="0.2308" calcext:value-type="float">
            <text:p>0.2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5309983" calcext:value-type="float">
            <text:p>0.05309983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5" calcext:value-type="float">
            <text:p>0.0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7:.AG207])" office:value-type="float" office:value="0.45539993" calcext:value-type="float">
            <text:p>0.4553999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9290008" calcext:value-type="float">
            <text:p>0.09290008</text:p>
          </table:table-cell>
          <table:table-cell office:value-type="float" office:value="0.2113" calcext:value-type="float">
            <text:p>0.2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300001" calcext:value-type="float">
            <text:p>0.009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2204002" calcext:value-type="float">
            <text:p>0.220400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49999" calcext:value-type="float">
            <text:p>0.040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8:.AG208])" office:value-type="float" office:value="0.586600271" calcext:value-type="float">
            <text:p>0.58660027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8700008" calcext:value-type="float">
            <text:p>0.08700008</text:p>
          </table:table-cell>
          <table:table-cell office:value-type="float" office:value="0.1870001" calcext:value-type="float">
            <text:p>0.18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3" calcext:value-type="float">
            <text:p>0.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4659986" calcext:value-type="float">
            <text:p>0.04659986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2" calcext:value-type="float">
            <text:p>0.0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9:.AG209])" office:value-type="float" office:value="0.38440004" calcext:value-type="float">
            <text:p>0.38440004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9520007" calcext:value-type="float">
            <text:p>0.09520007</text:p>
          </table:table-cell>
          <table:table-cell office:value-type="float" office:value="0.1934001" calcext:value-type="float">
            <text:p>0.193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1" calcext:value-type="float">
            <text:p>0.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1620001" calcext:value-type="float">
            <text:p>0.162000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9" calcext:value-type="float">
            <text:p>0.0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0:.AG210])" office:value-type="float" office:value="0.51890027" calcext:value-type="float">
            <text:p>0.51890027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337001" calcext:value-type="float">
            <text:p>0.1337001</text:p>
          </table:table-cell>
          <table:table-cell office:value-type="float" office:value="0.3494998" calcext:value-type="float">
            <text:p>0.349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7200013" calcext:value-type="float">
            <text:p>0.07200013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69999" calcext:value-type="float">
            <text:p>0.054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1:.AG211])" office:value-type="float" office:value="0.6391000201" calcext:value-type="float">
            <text:p>0.6391000201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537001" calcext:value-type="float">
            <text:p>0.1537001</text:p>
          </table:table-cell>
          <table:table-cell office:value-type="float" office:value="0.2869999" calcext:value-type="float">
            <text:p>0.28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7" calcext:value-type="float">
            <text:p>0.0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7200001" calcext:value-type="float">
            <text:p>0.007200001</text:p>
          </table:table-cell>
          <table:table-cell office:value-type="float" office:value="0.1174001" calcext:value-type="float">
            <text:p>0.1174001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40001" calcext:value-type="float">
            <text:p>0.034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2:.AG212])" office:value-type="float" office:value="0.631500111" calcext:value-type="float">
            <text:p>0.63150011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224001" calcext:value-type="float">
            <text:p>0.1224001</text:p>
          </table:table-cell>
          <table:table-cell office:value-type="float" office:value="0.3116999" calcext:value-type="float">
            <text:p>0.311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9790003" calcext:value-type="float">
            <text:p>0.09790003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99998" calcext:value-type="float">
            <text:p>0.040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3:.AG213])" office:value-type="float" office:value="0.654500011" calcext:value-type="float">
            <text:p>0.6545000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332001" calcext:value-type="float">
            <text:p>0.1332001</text:p>
          </table:table-cell>
          <table:table-cell office:value-type="float" office:value="0.3218999" calcext:value-type="float">
            <text:p>0.321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7" calcext:value-type="float">
            <text:p>0.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" calcext:value-type="float">
            <text:p>0.0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1607002" calcext:value-type="float">
            <text:p>0.1607002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20003" calcext:value-type="float">
            <text:p>0.0562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4:.AG214])" office:value-type="float" office:value="0.71970023" calcext:value-type="float">
            <text:p>0.71970023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983001" calcext:value-type="float">
            <text:p>0.0983001</text:p>
          </table:table-cell>
          <table:table-cell office:value-type="float" office:value="0.2933999" calcext:value-type="float">
            <text:p>0.293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200001" calcext:value-type="float">
            <text:p>0.008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8580031" calcext:value-type="float">
            <text:p>0.0858003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39999" calcext:value-type="float">
            <text:p>0.037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5:.AG215])" office:value-type="float" office:value="0.543100301" calcext:value-type="float">
            <text:p>0.54310030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318001" calcext:value-type="float">
            <text:p>0.1318001</text:p>
          </table:table-cell>
          <table:table-cell office:value-type="float" office:value="0.3366" calcext:value-type="float">
            <text:p>0.3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9" calcext:value-type="float">
            <text:p>0.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2105003" calcext:value-type="float">
            <text:p>0.2105003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89998" calcext:value-type="float">
            <text:p>0.077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6:.AG216])" office:value-type="float" office:value="0.78930038" calcext:value-type="float">
            <text:p>0.78930038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9710003" calcext:value-type="float">
            <text:p>0.09710003</text:p>
          </table:table-cell>
          <table:table-cell office:value-type="float" office:value="0.2848999" calcext:value-type="float">
            <text:p>0.284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5" calcext:value-type="float">
            <text:p>0.0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4277001" calcext:value-type="float">
            <text:p>0.4277001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9999" calcext:value-type="float">
            <text:p>0.014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7:.AG217])" office:value-type="float" office:value="0.87230002" calcext:value-type="float">
            <text:p>0.87230002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386001" calcext:value-type="float">
            <text:p>0.1386001</text:p>
          </table:table-cell>
          <table:table-cell office:value-type="float" office:value="0.3936998" calcext:value-type="float">
            <text:p>0.393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1" calcext:value-type="float">
            <text:p>0.0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6" calcext:value-type="float">
            <text:p>0.0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8" calcext:value-type="float">
            <text:p>0.0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8:.AG218])" office:value-type="float" office:value="0.7289999" calcext:value-type="float">
            <text:p>0.7289999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200001" calcext:value-type="float">
            <text:p>0.1200001</text:p>
          </table:table-cell>
          <table:table-cell office:value-type="float" office:value="0.2943998" calcext:value-type="float">
            <text:p>0.294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00001" calcext:value-type="float">
            <text:p>0.0016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500001" calcext:value-type="float">
            <text:p>0.0065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400001" calcext:value-type="float">
            <text:p>0.0064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office:value-type="float" office:value="0.09560027" calcext:value-type="float">
            <text:p>0.09560027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60002" calcext:value-type="float">
            <text:p>0.069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9:.AG219])" office:value-type="float" office:value="0.615400194" calcext:value-type="float">
            <text:p>0.615400194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085001" calcext:value-type="float">
            <text:p>0.1085001</text:p>
          </table:table-cell>
          <table:table-cell office:value-type="float" office:value="0.3137999" calcext:value-type="float">
            <text:p>0.313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7" calcext:value-type="float">
            <text:p>0.0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9670019" calcext:value-type="float">
            <text:p>0.0967001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10002" calcext:value-type="float">
            <text:p>0.049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0:.AG220])" office:value-type="float" office:value="0.60350021" calcext:value-type="float">
            <text:p>0.6035002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272001" calcext:value-type="float">
            <text:p>0.1272001</text:p>
          </table:table-cell>
          <table:table-cell office:value-type="float" office:value="0.2557999" calcext:value-type="float">
            <text:p>0.255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1218003" calcext:value-type="float">
            <text:p>0.1218003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7" calcext:value-type="float">
            <text:p>0.0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1:.AG221])" office:value-type="float" office:value="0.5750003" calcext:value-type="float">
            <text:p>0.5750003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9870004" calcext:value-type="float">
            <text:p>0.09870004</text:p>
          </table:table-cell>
          <table:table-cell office:value-type="float" office:value="0.3148999" calcext:value-type="float">
            <text:p>0.314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4" calcext:value-type="float">
            <text:p>0.0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6570036" calcext:value-type="float">
            <text:p>0.06570036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50004" calcext:value-type="float">
            <text:p>0.0275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2:.AG222])" office:value-type="float" office:value="0.54840034" calcext:value-type="float">
            <text:p>0.54840034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620001" calcext:value-type="float">
            <text:p>0.1620001</text:p>
          </table:table-cell>
          <table:table-cell office:value-type="float" office:value="0.4615999" calcext:value-type="float">
            <text:p>0.461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6" calcext:value-type="float">
            <text:p>0.0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5800001" calcext:value-type="float">
            <text:p>0.005800001</text:p>
          </table:table-cell>
          <table:table-cell office:value-type="float" office:value="0.2343003" calcext:value-type="float">
            <text:p>0.2343003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68999" calcext:value-type="float">
            <text:p>0.366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3:.AG223])" office:value-type="float" office:value="1.272700201" calcext:value-type="float">
            <text:p>1.27270020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1283001" calcext:value-type="float">
            <text:p>0.1283001</text:p>
          </table:table-cell>
          <table:table-cell office:value-type="float" office:value="0.2973998" calcext:value-type="float">
            <text:p>0.297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347" calcext:value-type="float">
            <text:p>0.0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3" calcext:value-type="float">
            <text:p>0.0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9670012" calcext:value-type="float">
            <text:p>0.09670012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39998" calcext:value-type="float">
            <text:p>0.027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4:.AG224])" office:value-type="float" office:value="0.8885" calcext:value-type="float">
            <text:p>0.8885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1223001" calcext:value-type="float">
            <text:p>0.1223001</text:p>
          </table:table-cell>
          <table:table-cell office:value-type="float" office:value="0.2949999" calcext:value-type="float">
            <text:p>0.29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1274001" calcext:value-type="float">
            <text:p>0.127400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30001" calcext:value-type="float">
            <text:p>0.039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3" calcext:value-type="float">
            <text:p>0.01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5:.AG225])" office:value-type="float" office:value="0.63420011" calcext:value-type="float">
            <text:p>0.63420011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260001" calcext:value-type="float">
            <text:p>0.1260001</text:p>
          </table:table-cell>
          <table:table-cell office:value-type="float" office:value="0.2793997" calcext:value-type="float">
            <text:p>0.2793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700002" calcext:value-type="float">
            <text:p>0.0087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7570015" calcext:value-type="float">
            <text:p>0.07570015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29998" calcext:value-type="float">
            <text:p>0.034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6:.AG226])" office:value-type="float" office:value="0.540099932" calcext:value-type="float">
            <text:p>0.540099932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311001" calcext:value-type="float">
            <text:p>0.1311001</text:p>
          </table:table-cell>
          <table:table-cell office:value-type="float" office:value="0.2273001" calcext:value-type="float">
            <text:p>0.227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1685001" calcext:value-type="float">
            <text:p>0.168500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79999" calcext:value-type="float">
            <text:p>0.031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7:.AG227])" office:value-type="float" office:value="0.60270029" calcext:value-type="float">
            <text:p>0.60270029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1932001" calcext:value-type="float">
            <text:p>0.1932001</text:p>
          </table:table-cell>
          <table:table-cell office:value-type="float" office:value="0.2890999" calcext:value-type="float">
            <text:p>0.289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2" calcext:value-type="float">
            <text:p>0.0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3665001" calcext:value-type="float">
            <text:p>0.3665001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9" calcext:value-type="float">
            <text:p>0.0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8:.AG228])" office:value-type="float" office:value="0.9427001001" calcext:value-type="float">
            <text:p>0.942700100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120001" calcext:value-type="float">
            <text:p>0.1120001</text:p>
          </table:table-cell>
          <table:table-cell office:value-type="float" office:value="0.3091998" calcext:value-type="float">
            <text:p>0.309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1" calcext:value-type="float">
            <text:p>0.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17002" calcext:value-type="float">
            <text:p>0.071700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80003" calcext:value-type="float">
            <text:p>0.0658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9:.AG229])" office:value-type="float" office:value="0.59040013" calcext:value-type="float">
            <text:p>0.59040013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9930006" calcext:value-type="float">
            <text:p>0.09930006</text:p>
          </table:table-cell>
          <table:table-cell office:value-type="float" office:value="0.2598998" calcext:value-type="float">
            <text:p>0.259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6" calcext:value-type="float">
            <text:p>0.0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1528003" calcext:value-type="float">
            <text:p>0.152800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19998" calcext:value-type="float">
            <text:p>0.062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0:.AG230])" office:value-type="float" office:value="0.59950014" calcext:value-type="float">
            <text:p>0.59950014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196001" calcext:value-type="float">
            <text:p>0.1196001</text:p>
          </table:table-cell>
          <table:table-cell office:value-type="float" office:value="0.2894" calcext:value-type="float">
            <text:p>0.2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" calcext:value-type="float">
            <text:p>0.0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7870031" calcext:value-type="float">
            <text:p>0.0787003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59998" calcext:value-type="float">
            <text:p>0.042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1:.AG231])" office:value-type="float" office:value="0.56080039" calcext:value-type="float">
            <text:p>0.5608003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730008" calcext:value-type="float">
            <text:p>0.08730008</text:p>
          </table:table-cell>
          <table:table-cell office:value-type="float" office:value="0.2467" calcext:value-type="float">
            <text:p>0.2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2" calcext:value-type="float">
            <text:p>0.0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2158999" calcext:value-type="float">
            <text:p>0.2158999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70001" calcext:value-type="float">
            <text:p>0.040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2:.AG232])" office:value-type="float" office:value="0.62219999" calcext:value-type="float">
            <text:p>0.62219999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715001" calcext:value-type="float">
            <text:p>0.1715001</text:p>
          </table:table-cell>
          <table:table-cell office:value-type="float" office:value="0.2830999" calcext:value-type="float">
            <text:p>0.283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8" calcext:value-type="float">
            <text:p>0.0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5261003" calcext:value-type="float">
            <text:p>0.5261003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49998" calcext:value-type="float">
            <text:p>0.027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3:.AG233])" office:value-type="float" office:value="1.04200028" calcext:value-type="float">
            <text:p>1.04200028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1457001" calcext:value-type="float">
            <text:p>0.1457001</text:p>
          </table:table-cell>
          <table:table-cell office:value-type="float" office:value="0.3754998" calcext:value-type="float">
            <text:p>0.375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4" calcext:value-type="float">
            <text:p>0.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9" calcext:value-type="float">
            <text:p>0.0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900001" calcext:value-type="float">
            <text:p>0.004900001</text:p>
          </table:table-cell>
          <table:table-cell office:value-type="float" office:value="0.07780006" calcext:value-type="float">
            <text:p>0.0778000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20002" calcext:value-type="float">
            <text:p>0.018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4:.AG234])" office:value-type="float" office:value="0.671199981" calcext:value-type="float">
            <text:p>0.671199981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1458001" calcext:value-type="float">
            <text:p>0.1458001</text:p>
          </table:table-cell>
          <table:table-cell office:value-type="float" office:value="0.2712998" calcext:value-type="float">
            <text:p>0.271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3" calcext:value-type="float">
            <text:p>0.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1058002" calcext:value-type="float">
            <text:p>0.1058002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40003" calcext:value-type="float">
            <text:p>0.0584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5:.AG235])" office:value-type="float" office:value="0.60940013" calcext:value-type="float">
            <text:p>0.6094001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1346001" calcext:value-type="float">
            <text:p>0.1346001</text:p>
          </table:table-cell>
          <table:table-cell office:value-type="float" office:value="0.2620999" calcext:value-type="float">
            <text:p>0.262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1498003" calcext:value-type="float">
            <text:p>0.149800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20001" calcext:value-type="float">
            <text:p>0.026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6:.AG236])" office:value-type="float" office:value="0.61980031" calcext:value-type="float">
            <text:p>0.6198003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8660008" calcext:value-type="float">
            <text:p>0.08660008</text:p>
          </table:table-cell>
          <table:table-cell office:value-type="float" office:value="0.2616" calcext:value-type="float">
            <text:p>0.2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00001" calcext:value-type="float">
            <text:p>0.04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6810024" calcext:value-type="float">
            <text:p>0.0681002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19999" calcext:value-type="float">
            <text:p>0.038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7:.AG237])" office:value-type="float" office:value="0.52120032" calcext:value-type="float">
            <text:p>0.52120032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119001" calcext:value-type="float">
            <text:p>0.1119001</text:p>
          </table:table-cell>
          <table:table-cell office:value-type="float" office:value="0.2265" calcext:value-type="float">
            <text:p>0.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1" calcext:value-type="float">
            <text:p>0.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4" calcext:value-type="float">
            <text:p>0.000900000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72" calcext:value-type="float">
            <text:p>0.007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2409002" calcext:value-type="float">
            <text:p>0.2409002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10002" calcext:value-type="float">
            <text:p>0.037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8:.AG238])" office:value-type="float" office:value="0.6502003204" calcext:value-type="float">
            <text:p>0.6502003204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1693001" calcext:value-type="float">
            <text:p>0.1693001</text:p>
          </table:table-cell>
          <table:table-cell office:value-type="float" office:value="0.2326001" calcext:value-type="float">
            <text:p>0.23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300002" calcext:value-type="float">
            <text:p>0.0093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400001" calcext:value-type="float">
            <text:p>0.005400001</text:p>
          </table:table-cell>
          <table:table-cell office:value-type="float" office:value="0.06740029" calcext:value-type="float">
            <text:p>0.06740029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50003" calcext:value-type="float">
            <text:p>0.0475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9:.AG239])" office:value-type="float" office:value="0.545700523" calcext:value-type="float">
            <text:p>0.545700523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8950006" calcext:value-type="float">
            <text:p>0.08950006</text:p>
          </table:table-cell>
          <table:table-cell office:value-type="float" office:value="0.2899999" calcext:value-type="float">
            <text:p>0.28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8" calcext:value-type="float">
            <text:p>0.0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2673001" calcext:value-type="float">
            <text:p>0.267300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0002" calcext:value-type="float">
            <text:p>0.014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0:.AG240])" office:value-type="float" office:value="0.69920008" calcext:value-type="float">
            <text:p>0.6992000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025001" calcext:value-type="float">
            <text:p>0.1025001</text:p>
          </table:table-cell>
          <table:table-cell office:value-type="float" office:value="0.2567999" calcext:value-type="float">
            <text:p>0.256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9" calcext:value-type="float">
            <text:p>0.0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7390008" calcext:value-type="float">
            <text:p>0.07390008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69999" calcext:value-type="float">
            <text:p>0.031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1:.AG241])" office:value-type="float" office:value="0.49290007" calcext:value-type="float">
            <text:p>0.49290007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205001" calcext:value-type="float">
            <text:p>0.1205001</text:p>
          </table:table-cell>
          <table:table-cell office:value-type="float" office:value="0.2906999" calcext:value-type="float">
            <text:p>0.290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77" calcext:value-type="float">
            <text:p>0.0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8020023" calcext:value-type="float">
            <text:p>0.08020023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59997" calcext:value-type="float">
            <text:p>0.0355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2:.AG242])" office:value-type="float" office:value="0.5863002" calcext:value-type="float">
            <text:p>0.5863002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1321001" calcext:value-type="float">
            <text:p>0.1321001</text:p>
          </table:table-cell>
          <table:table-cell office:value-type="float" office:value="0.2281001" calcext:value-type="float">
            <text:p>0.228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4" calcext:value-type="float">
            <text:p>0.0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1220001" calcext:value-type="float">
            <text:p>0.122000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29999" calcext:value-type="float">
            <text:p>0.041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3:.AG243])" office:value-type="float" office:value="0.55070029" calcext:value-type="float">
            <text:p>0.55070029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8340006" calcext:value-type="float">
            <text:p>0.08340006</text:p>
          </table:table-cell>
          <table:table-cell office:value-type="float" office:value="0.2432" calcext:value-type="float">
            <text:p>0.2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3" calcext:value-type="float">
            <text:p>0.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4955002" calcext:value-type="float">
            <text:p>0.4955002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99995" calcext:value-type="float">
            <text:p>0.0259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4:.AG244])" office:value-type="float" office:value="0.87460021" calcext:value-type="float">
            <text:p>0.8746002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8370006" calcext:value-type="float">
            <text:p>0.08370006</text:p>
          </table:table-cell>
          <table:table-cell office:value-type="float" office:value="0.2321001" calcext:value-type="float">
            <text:p>0.232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8" calcext:value-type="float">
            <text:p>0.0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5299987" calcext:value-type="float">
            <text:p>0.0529998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70001" calcext:value-type="float">
            <text:p>0.039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5:.AG245])" office:value-type="float" office:value="0.4319000401" calcext:value-type="float">
            <text:p>0.431900040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9250003" calcext:value-type="float">
            <text:p>0.09250003</text:p>
          </table:table-cell>
          <table:table-cell office:value-type="float" office:value="0.2275001" calcext:value-type="float">
            <text:p>0.227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1" calcext:value-type="float">
            <text:p>0.0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1336001" calcext:value-type="float">
            <text:p>0.133600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10001" calcext:value-type="float">
            <text:p>0.046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6:.AG246])" office:value-type="float" office:value="0.52720024" calcext:value-type="float">
            <text:p>0.5272002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033001" calcext:value-type="float">
            <text:p>0.1033001</text:p>
          </table:table-cell>
          <table:table-cell office:value-type="float" office:value="0.2558998" calcext:value-type="float">
            <text:p>0.255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2" calcext:value-type="float">
            <text:p>0.0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6240001" calcext:value-type="float">
            <text:p>0.0624000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20003" calcext:value-type="float">
            <text:p>0.0572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7:.AG247])" office:value-type="float" office:value="0.5041999401" calcext:value-type="float">
            <text:p>0.504199940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9440011" calcext:value-type="float">
            <text:p>0.09440011</text:p>
          </table:table-cell>
          <table:table-cell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2" calcext:value-type="float">
            <text:p>0.0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1588999" calcext:value-type="float">
            <text:p>0.1588999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89997" calcext:value-type="float">
            <text:p>0.0398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8:.AG248])" office:value-type="float" office:value="0.51209998" calcext:value-type="float">
            <text:p>0.51209998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7260007" calcext:value-type="float">
            <text:p>0.07260007</text:p>
          </table:table-cell>
          <table:table-cell office:value-type="float" office:value="0.2281" calcext:value-type="float">
            <text:p>0.2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4559986" calcext:value-type="float">
            <text:p>0.0455998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10001" calcext:value-type="float">
            <text:p>0.034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9:.AG249])" office:value-type="float" office:value="0.39859994" calcext:value-type="float">
            <text:p>0.39859994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9140006" calcext:value-type="float">
            <text:p>0.09140006</text:p>
          </table:table-cell>
          <table:table-cell office:value-type="float" office:value="0.1887001" calcext:value-type="float">
            <text:p>0.188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9" calcext:value-type="float">
            <text:p>0.0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1687999" calcext:value-type="float">
            <text:p>0.1687999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89999" calcext:value-type="float">
            <text:p>0.038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0:.AG250])" office:value-type="float" office:value="0.51400005" calcext:value-type="float">
            <text:p>0.51400005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1024001" calcext:value-type="float">
            <text:p>0.1024001</text:p>
          </table:table-cell>
          <table:table-cell office:value-type="float" office:value="0.1825" calcext:value-type="float">
            <text:p>0.1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000001" calcext:value-type="float">
            <text:p>0.007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4429974" calcext:value-type="float">
            <text:p>0.0442997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90001" calcext:value-type="float">
            <text:p>0.051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1:.AG251])" office:value-type="float" office:value="0.400399851" calcext:value-type="float">
            <text:p>0.400399851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9960008" calcext:value-type="float">
            <text:p>0.09960008</text:p>
          </table:table-cell>
          <table:table-cell office:value-type="float" office:value="0.1937" calcext:value-type="float">
            <text:p>0.1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200001" calcext:value-type="float">
            <text:p>0.008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1474999" calcext:value-type="float">
            <text:p>0.147499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5" calcext:value-type="float">
            <text:p>0.0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2:.AG252])" office:value-type="float" office:value="0.507399981" calcext:value-type="float">
            <text:p>0.50739998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906001" calcext:value-type="float">
            <text:p>0.0906001</text:p>
          </table:table-cell>
          <table:table-cell office:value-type="float" office:value="0.188" calcext:value-type="float">
            <text:p>0.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900001" calcext:value-type="float">
            <text:p>0.009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800001" calcext:value-type="float">
            <text:p>0.003800001</text:p>
          </table:table-cell>
          <table:table-cell office:value-type="float" office:value="0.04629984" calcext:value-type="float">
            <text:p>0.04629984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80001" calcext:value-type="float">
            <text:p>0.039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3:.AG253])" office:value-type="float" office:value="0.387199952" calcext:value-type="float">
            <text:p>0.3871999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8070005" calcext:value-type="float">
            <text:p>0.08070005</text:p>
          </table:table-cell>
          <table:table-cell office:value-type="float" office:value="0.2395001" calcext:value-type="float">
            <text:p>0.239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1272998" calcext:value-type="float">
            <text:p>0.1272998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40003" calcext:value-type="float">
            <text:p>0.0354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4:.AG254])" office:value-type="float" office:value="0.50869998" calcext:value-type="float">
            <text:p>0.50869998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069001" calcext:value-type="float">
            <text:p>0.1069001</text:p>
          </table:table-cell>
          <table:table-cell office:value-type="float" office:value="0.2232001" calcext:value-type="float">
            <text:p>0.223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99999" calcext:value-type="float">
            <text:p>0.0091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5079988" calcext:value-type="float">
            <text:p>0.0507998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5:.AG255])" office:value-type="float" office:value="0.436400079" calcext:value-type="float">
            <text:p>0.436400079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8780009" calcext:value-type="float">
            <text:p>0.08780009</text:p>
          </table:table-cell>
          <table:table-cell office:value-type="float" office:value="0.1882" calcext:value-type="float">
            <text:p>0.1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500001" calcext:value-type="float">
            <text:p>0.009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09997" calcext:value-type="float">
            <text:p>0.0500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6:.AG256])" office:value-type="float" office:value="0.513100061" calcext:value-type="float">
            <text:p>0.51310006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7750007" calcext:value-type="float">
            <text:p>0.07750007</text:p>
          </table:table-cell>
          <table:table-cell office:value-type="float" office:value="0.1945" calcext:value-type="float">
            <text:p>0.1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00001" calcext:value-type="float">
            <text:p>0.006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5850012" calcext:value-type="float">
            <text:p>0.0585001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59998" calcext:value-type="float">
            <text:p>0.031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7:.AG257])" office:value-type="float" office:value="0.535000171" calcext:value-type="float">
            <text:p>0.535000171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9980007" calcext:value-type="float">
            <text:p>0.09980007</text:p>
          </table:table-cell>
          <table:table-cell office:value-type="float" office:value="0.2015" calcext:value-type="float">
            <text:p>0.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1" calcext:value-type="float">
            <text:p>0.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20001" calcext:value-type="float">
            <text:p>0.042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8:.AG258])" office:value-type="float" office:value="0.76680008" calcext:value-type="float">
            <text:p>0.76680008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9400009" calcext:value-type="float">
            <text:p>0.09400009</text:p>
          </table:table-cell>
          <table:table-cell office:value-type="float" office:value="0.2321001" calcext:value-type="float">
            <text:p>0.232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7" calcext:value-type="float">
            <text:p>0.0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5629994" calcext:value-type="float">
            <text:p>0.0562999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30002" calcext:value-type="float">
            <text:p>0.071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9:.AG259])" office:value-type="float" office:value="0.48070015" calcext:value-type="float">
            <text:p>0.48070015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9760012" calcext:value-type="float">
            <text:p>0.09760012</text:p>
          </table:table-cell>
          <table:table-cell office:value-type="float" office:value="0.2027001" calcext:value-type="float">
            <text:p>0.202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1610002" calcext:value-type="float">
            <text:p>0.161000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40001" calcext:value-type="float">
            <text:p>0.041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0:.AG260])" office:value-type="float" office:value="0.52690043" calcext:value-type="float">
            <text:p>0.52690043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1113001" calcext:value-type="float">
            <text:p>0.1113001</text:p>
          </table:table-cell>
          <table:table-cell office:value-type="float" office:value="0.2026001" calcext:value-type="float">
            <text:p>0.20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900001" calcext:value-type="float">
            <text:p>0.006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439983" calcext:value-type="float">
            <text:p>0.04439983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5" calcext:value-type="float">
            <text:p>0.0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1:.AG261])" office:value-type="float" office:value="0.419600031" calcext:value-type="float">
            <text:p>0.419600031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7490006" calcext:value-type="float">
            <text:p>0.07490006</text:p>
          </table:table-cell>
          <table:table-cell office:value-type="float" office:value="0.2030001" calcext:value-type="float">
            <text:p>0.20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500002" calcext:value-type="float">
            <text:p>0.0095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1921998" calcext:value-type="float">
            <text:p>0.1921998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70001" calcext:value-type="float">
            <text:p>0.023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2:.AG262])" office:value-type="float" office:value="0.515999972" calcext:value-type="float">
            <text:p>0.515999972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1137001" calcext:value-type="float">
            <text:p>0.1137001</text:p>
          </table:table-cell>
          <table:table-cell office:value-type="float" office:value="0.1949001" calcext:value-type="float">
            <text:p>0.194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99998" calcext:value-type="float">
            <text:p>0.0073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519988" calcext:value-type="float">
            <text:p>0.0451998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80001" calcext:value-type="float">
            <text:p>0.053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3:.AG263])" office:value-type="float" office:value="0.4272000881" calcext:value-type="float">
            <text:p>0.427200088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781001" calcext:value-type="float">
            <text:p>0.0781001</text:p>
          </table:table-cell>
          <table:table-cell office:value-type="float" office:value="0.2117001" calcext:value-type="float">
            <text:p>0.211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1651001" calcext:value-type="float">
            <text:p>0.165100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60003" calcext:value-type="float">
            <text:p>0.0406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4:.AG264])" office:value-type="float" office:value="0.5187003301" calcext:value-type="float">
            <text:p>0.5187003301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8920007" calcext:value-type="float">
            <text:p>0.08920007</text:p>
          </table:table-cell>
          <table:table-cell office:value-type="float" office:value="0.2035001" calcext:value-type="float">
            <text:p>0.203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500001" calcext:value-type="float">
            <text:p>0.009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5049985" calcext:value-type="float">
            <text:p>0.0504998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0001" calcext:value-type="float">
            <text:p>0.046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5:.AG265])" office:value-type="float" office:value="0.4121000309" calcext:value-type="float">
            <text:p>0.4121000309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7890008" calcext:value-type="float">
            <text:p>0.07890008</text:p>
          </table:table-cell>
          <table:table-cell office:value-type="float" office:value="0.2303001" calcext:value-type="float">
            <text:p>0.230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00002" calcext:value-type="float">
            <text:p>0.0097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1695002" calcext:value-type="float">
            <text:p>0.169500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19997" calcext:value-type="float">
            <text:p>0.0291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6:.AG266])" office:value-type="float" office:value="0.530600352" calcext:value-type="float">
            <text:p>0.530600352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7990007" calcext:value-type="float">
            <text:p>0.07990007</text:p>
          </table:table-cell>
          <table:table-cell office:value-type="float" office:value="0.2086001" calcext:value-type="float">
            <text:p>0.208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6" calcext:value-type="float">
            <text:p>0.0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939987" calcext:value-type="float">
            <text:p>0.04939987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69999" calcext:value-type="float">
            <text:p>0.041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7:.AG267])" office:value-type="float" office:value="0.40140003" calcext:value-type="float">
            <text:p>0.40140003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9470011" calcext:value-type="float">
            <text:p>0.09470011</text:p>
          </table:table-cell>
          <table:table-cell office:value-type="float" office:value="0.2098001" calcext:value-type="float">
            <text:p>0.209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00001" calcext:value-type="float">
            <text:p>0.004300001</text:p>
          </table:table-cell>
          <table:table-cell office:value-type="float" office:value="0.1268998" calcext:value-type="float">
            <text:p>0.126899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49999" calcext:value-type="float">
            <text:p>0.053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8:.AG268])" office:value-type="float" office:value="0.507800001" calcext:value-type="float">
            <text:p>0.507800001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9600009" calcext:value-type="float">
            <text:p>0.09600009</text:p>
          </table:table-cell>
          <table:table-cell office:value-type="float" office:value="0.2247" calcext:value-type="float">
            <text:p>0.2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47" calcext:value-type="float">
            <text:p>0.0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" calcext:value-type="float">
            <text:p>0.0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429994" calcext:value-type="float">
            <text:p>0.06429994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80002" calcext:value-type="float">
            <text:p>0.047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9:.AG269])" office:value-type="float" office:value="0.46910005" calcext:value-type="float">
            <text:p>0.46910005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8540005" calcext:value-type="float">
            <text:p>0.08540005</text:p>
          </table:table-cell>
          <table:table-cell office:value-type="float" office:value="0.2086" calcext:value-type="float">
            <text:p>0.2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9" calcext:value-type="float">
            <text:p>0.0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1975004" calcext:value-type="float">
            <text:p>0.1975004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49998" calcext:value-type="float">
            <text:p>0.032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0:.AG270])" office:value-type="float" office:value="0.54680043" calcext:value-type="float">
            <text:p>0.54680043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9790006" calcext:value-type="float">
            <text:p>0.09790006</text:p>
          </table:table-cell>
          <table:table-cell office:value-type="float" office:value="0.1987" calcext:value-type="float">
            <text:p>0.1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00001" calcext:value-type="float">
            <text:p>0.007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5629986" calcext:value-type="float">
            <text:p>0.05629986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49998" calcext:value-type="float">
            <text:p>0.032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1:.AG271])" office:value-type="float" office:value="0.4072999011" calcext:value-type="float">
            <text:p>0.4072999011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8180013" calcext:value-type="float">
            <text:p>0.08180013</text:p>
          </table:table-cell>
          <table:table-cell office:value-type="float" office:value="0.2226" calcext:value-type="float">
            <text:p>0.2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3" calcext:value-type="float">
            <text:p>0.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7059008" calcext:value-type="float">
            <text:p>0.7059008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70005" calcext:value-type="float">
            <text:p>0.0337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2:.AG272])" office:value-type="float" office:value="1.07140098" calcext:value-type="float">
            <text:p>1.07140098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8740007" calcext:value-type="float">
            <text:p>0.08740007</text:p>
          </table:table-cell>
          <table:table-cell office:value-type="float" office:value="0.2427001" calcext:value-type="float">
            <text:p>0.242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99999" calcext:value-type="float">
            <text:p>0.0091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5719988" calcext:value-type="float">
            <text:p>0.05719988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70001" calcext:value-type="float">
            <text:p>0.038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3:.AG273])" office:value-type="float" office:value="0.451600059" calcext:value-type="float">
            <text:p>0.451600059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9160009" calcext:value-type="float">
            <text:p>0.09160009</text:p>
          </table:table-cell>
          <table:table-cell office:value-type="float" office:value="0.2007" calcext:value-type="float">
            <text:p>0.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7" calcext:value-type="float">
            <text:p>0.0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153" calcext:value-type="float">
            <text:p>0.153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0002" calcext:value-type="float">
            <text:p>0.048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4:.AG274])" office:value-type="float" office:value="0.52000011" calcext:value-type="float">
            <text:p>0.52000011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8230006" calcext:value-type="float">
            <text:p>0.08230006</text:p>
          </table:table-cell>
          <table:table-cell office:value-type="float" office:value="0.3039997" calcext:value-type="float">
            <text:p>0.303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00001" calcext:value-type="float">
            <text:p>0.007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989988" calcext:value-type="float">
            <text:p>0.0498998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19999" calcext:value-type="float">
            <text:p>0.038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5:.AG275])" office:value-type="float" office:value="0.494799631" calcext:value-type="float">
            <text:p>0.494799631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7980011" calcext:value-type="float">
            <text:p>0.07980011</text:p>
          </table:table-cell>
          <table:table-cell office:value-type="float" office:value="0.2206001" calcext:value-type="float">
            <text:p>0.220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600001" calcext:value-type="float">
            <text:p>0.008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1551001" calcext:value-type="float">
            <text:p>0.155100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9" calcext:value-type="float">
            <text:p>0.0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6:.AG276])" office:value-type="float" office:value="0.525600311" calcext:value-type="float">
            <text:p>0.525600311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8070008" calcext:value-type="float">
            <text:p>0.08070008</text:p>
          </table:table-cell>
          <table:table-cell office:value-type="float" office:value="0.2019" calcext:value-type="float">
            <text:p>0.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4719974" calcext:value-type="float">
            <text:p>0.04719974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50002" calcext:value-type="float">
            <text:p>0.047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7:.AG277])" office:value-type="float" office:value="0.39959984" calcext:value-type="float">
            <text:p>0.39959984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7650007" calcext:value-type="float">
            <text:p>0.07650007</text:p>
          </table:table-cell>
          <table:table-cell office:value-type="float" office:value="0.2139" calcext:value-type="float">
            <text:p>0.2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1698998" calcext:value-type="float">
            <text:p>0.1698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10003" calcext:value-type="float">
            <text:p>0.0321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8:.AG278])" office:value-type="float" office:value="0.5161999" calcext:value-type="float">
            <text:p>0.5161999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8470009" calcext:value-type="float">
            <text:p>0.08470009</text:p>
          </table:table-cell>
          <table:table-cell office:value-type="float" office:value="0.1907" calcext:value-type="float">
            <text:p>0.1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00001" calcext:value-type="float">
            <text:p>0.007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5249995" calcext:value-type="float">
            <text:p>0.05249995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60002" calcext:value-type="float">
            <text:p>0.032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9:.AG279])" office:value-type="float" office:value="0.380700061" calcext:value-type="float">
            <text:p>0.380700061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1123001" calcext:value-type="float">
            <text:p>0.1123001</text:p>
          </table:table-cell>
          <table:table-cell office:value-type="float" office:value="0.1941001" calcext:value-type="float">
            <text:p>0.19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" calcext:value-type="float">
            <text:p>0.0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6" calcext:value-type="float">
            <text:p>0.0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0:.AG280])" office:value-type="float" office:value="0.5554002" calcext:value-type="float">
            <text:p>0.5554002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896001" calcext:value-type="float">
            <text:p>0.0896001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6" calcext:value-type="float">
            <text:p>0.0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1:.AG281])" office:value-type="float" office:value="0.3988001" calcext:value-type="float">
            <text:p>0.3988001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861001" calcext:value-type="float">
            <text:p>0.0861001</text:p>
          </table:table-cell>
          <table:table-cell office:value-type="float" office:value="0.2093" calcext:value-type="float">
            <text:p>0.2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9" calcext:value-type="float">
            <text:p>0.0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1663998" calcext:value-type="float">
            <text:p>0.166399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70002" calcext:value-type="float">
            <text:p>0.025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2:.AG282])" office:value-type="float" office:value="0.50969992" calcext:value-type="float">
            <text:p>0.50969992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9620008" calcext:value-type="float">
            <text:p>0.09620008</text:p>
          </table:table-cell>
          <table:table-cell office:value-type="float" office:value="0.1988001" calcext:value-type="float">
            <text:p>0.198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524998" calcext:value-type="float">
            <text:p>0.052499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80001" calcext:value-type="float">
            <text:p>0.033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3:.AG283])" office:value-type="float" office:value="0.40109999" calcext:value-type="float">
            <text:p>0.40109999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071001" calcext:value-type="float">
            <text:p>0.1071001</text:p>
          </table:table-cell>
          <table:table-cell office:value-type="float" office:value="0.2050001" calcext:value-type="float">
            <text:p>0.20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1" calcext:value-type="float">
            <text:p>0.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1640001" calcext:value-type="float">
            <text:p>0.164000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59999" calcext:value-type="float">
            <text:p>0.055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4:.AG284])" office:value-type="float" office:value="0.55470029" calcext:value-type="float">
            <text:p>0.55470029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9030006" calcext:value-type="float">
            <text:p>0.09030006</text:p>
          </table:table-cell>
          <table:table-cell office:value-type="float" office:value="0.1884001" calcext:value-type="float">
            <text:p>0.188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" calcext:value-type="float">
            <text:p>0.0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4846" calcext:value-type="float">
            <text:p>0.4846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10001" calcext:value-type="float">
            <text:p>0.032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5:.AG285])" office:value-type="float" office:value="0.81950017" calcext:value-type="float">
            <text:p>0.81950017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8300006" calcext:value-type="float">
            <text:p>0.08300006</text:p>
          </table:table-cell>
          <table:table-cell office:value-type="float" office:value="0.2616999" calcext:value-type="float">
            <text:p>0.261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8" calcext:value-type="float">
            <text:p>0.0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6829984" calcext:value-type="float">
            <text:p>0.0682998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80002" calcext:value-type="float">
            <text:p>0.028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6:.AG286])" office:value-type="float" office:value="0.46659982" calcext:value-type="float">
            <text:p>0.46659982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776001" calcext:value-type="float">
            <text:p>0.0776001</text:p>
          </table:table-cell>
          <table:table-cell office:value-type="float" office:value="0.2446001" calcext:value-type="float">
            <text:p>0.244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6" calcext:value-type="float">
            <text:p>0.0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00001" calcext:value-type="float">
            <text:p>0.003900001</text:p>
          </table:table-cell>
          <table:table-cell office:value-type="float" office:value="0.1308999" calcext:value-type="float">
            <text:p>0.13089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20004" calcext:value-type="float">
            <text:p>0.0382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7:.AG287])" office:value-type="float" office:value="0.515900141" calcext:value-type="float">
            <text:p>0.515900141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1119001" calcext:value-type="float">
            <text:p>0.1119001</text:p>
          </table:table-cell>
          <table:table-cell office:value-type="float" office:value="0.1866001" calcext:value-type="float">
            <text:p>0.186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200001" calcext:value-type="float">
            <text:p>0.008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4989994" calcext:value-type="float">
            <text:p>0.0498999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20002" calcext:value-type="float">
            <text:p>0.050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8:.AG288])" office:value-type="float" office:value="0.419600161" calcext:value-type="float">
            <text:p>0.419600161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7720007" calcext:value-type="float">
            <text:p>0.07720007</text:p>
          </table:table-cell>
          <table:table-cell office:value-type="float" office:value="0.2017001" calcext:value-type="float">
            <text:p>0.201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599999" calcext:value-type="float">
            <text:p>0.0085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1707999" calcext:value-type="float">
            <text:p>0.170799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9" calcext:value-type="float">
            <text:p>0.0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9:.AG289])" office:value-type="float" office:value="0.511000069" calcext:value-type="float">
            <text:p>0.511000069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9020011" calcext:value-type="float">
            <text:p>0.09020011</text:p>
          </table:table-cell>
          <table:table-cell office:value-type="float" office:value="0.1994001" calcext:value-type="float">
            <text:p>0.199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4" calcext:value-type="float">
            <text:p>0.0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4969995" calcext:value-type="float">
            <text:p>0.04969995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90002" calcext:value-type="float">
            <text:p>0.037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0:.AG290])" office:value-type="float" office:value="0.41070018" calcext:value-type="float">
            <text:p>0.4107001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810001" calcext:value-type="float">
            <text:p>0.0810001</text:p>
          </table:table-cell>
          <table:table-cell office:value-type="float" office:value="0.2612999" calcext:value-type="float">
            <text:p>0.261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62" calcext:value-type="float">
            <text:p>0.0062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499999" calcext:value-type="float">
            <text:p>0.0094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03800001" calcext:value-type="float">
            <text:p>0.003800001</text:p>
          </table:table-cell>
          <table:table-cell office:value-type="float" office:value="0.1235004" calcext:value-type="float">
            <text:p>0.123500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49996" calcext:value-type="float">
            <text:p>0.0474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1:.AG291])" office:value-type="float" office:value="0.54130036" calcext:value-type="float">
            <text:p>0.54130036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8060008" calcext:value-type="float">
            <text:p>0.08060008</text:p>
          </table:table-cell>
          <table:table-cell office:value-type="float" office:value="0.1971" calcext:value-type="float">
            <text:p>0.1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000001" calcext:value-type="float">
            <text:p>0.007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8860004" calcext:value-type="float">
            <text:p>0.0886000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60001" calcext:value-type="float">
            <text:p>0.039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2:.AG292])" office:value-type="float" office:value="0.427500132" calcext:value-type="float">
            <text:p>0.427500132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886001" calcext:value-type="float">
            <text:p>0.0886001</text:p>
          </table:table-cell>
          <table:table-cell office:value-type="float" office:value="0.2031001" calcext:value-type="float">
            <text:p>0.203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00001" calcext:value-type="float">
            <text:p>0.0047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00002" calcext:value-type="float">
            <text:p>0.0072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800001" calcext:value-type="float">
            <text:p>0.003800001</text:p>
          </table:table-cell>
          <table:table-cell office:value-type="float" office:value="0.08509994" calcext:value-type="float">
            <text:p>0.08509994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10001" calcext:value-type="float">
            <text:p>0.054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3:.AG293])" office:value-type="float" office:value="0.4541001539" calcext:value-type="float">
            <text:p>0.4541001539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894001" calcext:value-type="float">
            <text:p>0.0894001</text:p>
          </table:table-cell>
          <table:table-cell office:value-type="float" office:value="0.1879001" calcext:value-type="float">
            <text:p>0.187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5" calcext:value-type="float">
            <text:p>0.0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1342999" calcext:value-type="float">
            <text:p>0.1342999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4:.AG294])" office:value-type="float" office:value="0.4705001" calcext:value-type="float">
            <text:p>0.4705001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8370009" calcext:value-type="float">
            <text:p>0.08370009</text:p>
          </table:table-cell>
          <table:table-cell office:value-type="float" office:value="0.2010001" calcext:value-type="float">
            <text:p>0.20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6" calcext:value-type="float">
            <text:p>0.0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8919993" calcext:value-type="float">
            <text:p>0.08919993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90001" calcext:value-type="float">
            <text:p>0.029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5:.AG295])" office:value-type="float" office:value="0.42760013" calcext:value-type="float">
            <text:p>0.4276001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7380006" calcext:value-type="float">
            <text:p>0.07380006</text:p>
          </table:table-cell>
          <table:table-cell office:value-type="float" office:value="0.2306001" calcext:value-type="float">
            <text:p>0.230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1959" calcext:value-type="float">
            <text:p>0.1959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1" calcext:value-type="float">
            <text:p>0.0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5340022" calcext:value-type="float">
            <text:p>0.0534002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50002" calcext:value-type="float">
            <text:p>0.056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6:.AG296])" office:value-type="float" office:value="0.6450004" calcext:value-type="float">
            <text:p>0.645000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8860005" calcext:value-type="float">
            <text:p>0.08860005</text:p>
          </table:table-cell>
          <table:table-cell office:value-type="float" office:value="0.1887" calcext:value-type="float">
            <text:p>0.1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2001004" calcext:value-type="float">
            <text:p>0.2001004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89999" calcext:value-type="float">
            <text:p>0.037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7:.AG297])" office:value-type="float" office:value="0.53710044" calcext:value-type="float">
            <text:p>0.53710044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8360007" calcext:value-type="float">
            <text:p>0.08360007</text:p>
          </table:table-cell>
          <table:table-cell office:value-type="float" office:value="0.1738001" calcext:value-type="float">
            <text:p>0.173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00001" calcext:value-type="float">
            <text:p>0.007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5059984" calcext:value-type="float">
            <text:p>0.0505998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70002" calcext:value-type="float">
            <text:p>0.035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8:.AG298])" office:value-type="float" office:value="0.365700031" calcext:value-type="float">
            <text:p>0.365700031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8370006" calcext:value-type="float">
            <text:p>0.08370006</text:p>
          </table:table-cell>
          <table:table-cell office:value-type="float" office:value="0.182" calcext:value-type="float">
            <text:p>0.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300001" calcext:value-type="float">
            <text:p>0.009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5156001" calcext:value-type="float">
            <text:p>0.515600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99999" calcext:value-type="float">
            <text:p>0.025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9:.AG299])" office:value-type="float" office:value="0.833100151" calcext:value-type="float">
            <text:p>0.833100151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8400009" calcext:value-type="float">
            <text:p>0.08400009</text:p>
          </table:table-cell>
          <table:table-cell office:value-type="float" office:value="0.2388001" calcext:value-type="float">
            <text:p>0.238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1" calcext:value-type="float">
            <text:p>0.0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6439987" calcext:value-type="float">
            <text:p>0.0643998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90002" calcext:value-type="float">
            <text:p>0.053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0:.AG300])" office:value-type="float" office:value="0.4696000801" calcext:value-type="float">
            <text:p>0.4696000801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8050008" calcext:value-type="float">
            <text:p>0.08050008</text:p>
          </table:table-cell>
          <table:table-cell office:value-type="float" office:value="0.2257" calcext:value-type="float">
            <text:p>0.2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8" calcext:value-type="float">
            <text:p>0.0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678001" calcext:value-type="float">
            <text:p>0.1678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89999" calcext:value-type="float">
            <text:p>0.038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1:.AG301])" office:value-type="float" office:value="0.53950017" calcext:value-type="float">
            <text:p>0.53950017</text:p>
          </table:table-cell>
          <table:table-cell table:number-columns-repeated="4"/>
        </table:table-row>
        <table:table-row table:style-name="ro1" table:number-rows-repeated="1048274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/00/0000</text:date>, <text:time style:data-style-name="N2" text:time-value="14:43:57.649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date>2022-07-24T14:44:59.544000000</dc:date>
    <meta:editing-duration>PT1M2S</meta:editing-duration>
    <meta:editing-cycles>1</meta:editing-cycles>
    <meta:document-statistic meta:table-count="1" meta:cell-count="10242" meta:object-count="0"/>
  </office:meta>
</office:document-meta>
</file>